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58.65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43.99pt"/>
    </style:style>
    <style:style style:name="co16" style:family="table-column">
      <style:table-column-properties fo:break-before="auto" style:column-width="23.16pt"/>
    </style:style>
    <style:style style:name="co17" style:family="table-column">
      <style:table-column-properties fo:break-before="auto" style:column-width="37.05pt"/>
    </style:style>
    <style:style style:name="ro1" style:family="table-row">
      <style:table-row-properties style:row-height="9.61pt" fo:break-before="auto" style:use-optimal-row-height="false"/>
    </style:style>
    <style:style style:name="ro2" style:family="table-row">
      <style:table-row-properties style:row-height="15.99pt" fo:break-before="auto" style:use-optimal-row-height="false"/>
    </style:style>
    <style:style style:name="ro3" style:family="table-row">
      <style:table-row-properties style:row-height="3.6pt" fo:break-before="auto" style:use-optimal-row-height="false"/>
    </style:style>
    <style:style style:name="ro4" style:family="table-row">
      <style:table-row-properties style:row-height="15.51pt" fo:break-before="auto" style:use-optimal-row-height="false"/>
    </style:style>
    <style:style style:name="ro5" style:family="table-row">
      <style:table-row-properties style:row-height="3.86pt" fo:break-before="auto" style:use-optimal-row-height="false"/>
    </style:style>
    <style:style style:name="ro6" style:family="table-row">
      <style:table-row-properties style:row-height="10.8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8.31pt" fo:break-before="auto" style:use-optimal-row-height="false"/>
    </style:style>
    <style:style style:name="ro9" style:family="table-row">
      <style:table-row-properties style:row-height="14.2pt" fo:break-before="auto" style:use-optimal-row-height="false"/>
    </style:style>
    <style:style style:name="ro10" style:family="table-row">
      <style:table-row-properties style:row-height="21.06pt" fo:break-before="auto" style:use-optimal-row-height="false"/>
    </style:style>
    <style:style style:name="ro11" style:family="table-row">
      <style:table-row-properties style:row-height="4.65pt" fo:break-before="auto" style:use-optimal-row-height="false"/>
    </style:style>
    <style:style style:name="ro12" style:family="table-row">
      <style:table-row-properties style:row-height="21.8pt" fo:break-before="auto" style:use-optimal-row-height="false"/>
    </style:style>
    <style:style style:name="ro13" style:family="table-row">
      <style:table-row-properties style:row-height="14.94pt" fo:break-before="auto" style:use-optimal-row-height="false"/>
    </style:style>
    <style:style style:name="ro14" style:family="table-row">
      <style:table-row-properties style:row-height="16.64pt" fo:break-before="auto" style:use-optimal-row-height="false"/>
    </style:style>
    <style:style style:name="ro15" style:family="table-row">
      <style:table-row-properties style:row-height="9.16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0.06pt dotted #000000" fo:border-top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 style:data-style-name="N99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transparent"/>
      <style:text-properties fo:color="#800000"/>
    </style:style>
    <style:style style:name="ce42" style:family="table-cell" style:parent-style-name="Default">
      <style:table-cell-properties fo:background-color="transparen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6&quot;;&quot;20&quot;;&quot;24&quot;;&quot;28&quot;;&quot;32&quot;)" table:allow-empty-cell="true" table:display-list="unsorted" table:base-cell-address="Stampe.Y10">
          <table:error-message table:message-type="stop" table:display="true"/>
        </table:content-validation>
      </table:content-validations>
      <table:table table:name="Stampe" table:style-name="ta1">
        <table:table-column table:style-name="co1" table:number-columns-repeated="7" table:default-cell-style-name="ce7"/>
        <table:table-column table:style-name="co2" table:default-cell-style-name="ce36"/>
        <table:table-column table:style-name="co1" table:number-columns-repeated="1016" table:default-cell-style-name="ce36"/>
        <table:table-row table:style-name="ro1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2">
          <table:table-cell table:style-name="ce2" office:value-type="float" office:value="1" calcext:value-type="float" table:number-columns-spanned="2" table:number-rows-spanned="4">
            <text:p>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office:value-type="float" office:value="2" calcext:value-type="float" table:number-columns-spanned="2" table:number-rows-spanned="4">
            <text:p>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3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4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5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$2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2" table:formula="of:= INDIRECT(CONCATENATE([.$Y$10];&quot;.&quot;;&quot;E&quot;;([.$A2]+2)))" office:value-type="float" office:value="1" calcext:value-type="float">
            <text:p>1</text:p>
          </table:table-cell>
          <table:table-cell table:style-name="ce22" table:formula="of:= INDIRECT(CONCATENATE([.$Y$10];&quot;.&quot;;&quot;F&quot;;([.A$2]+2)))" office:value-type="float" office:value="30" calcext:value-type="float">
            <text:p>30</text:p>
          </table:table-cell>
          <table:table-cell table:style-name="ce22" table:formula="of:= INDIRECT(CONCATENATE([.$Y$10];&quot;.&quot;;&quot;G&quot;;([.$A2]+2)))" office:value-type="float" office:value="28" calcext:value-type="float">
            <text:p>28</text:p>
          </table:table-cell>
          <table:table-cell table:style-name="ce22" table:formula="of:= INDIRECT(CONCATENATE([.$Y$10];&quot;.&quot;;&quot;H&quot;;([.$A2]+2)))" office:value-type="float" office:value="9" calcext:value-type="float">
            <text:p>9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E&quot;;([.$I2]+2)))" office:value-type="float" office:value="29" calcext:value-type="float">
            <text:p>29</text:p>
          </table:table-cell>
          <table:table-cell table:style-name="ce22" table:formula="of:= INDIRECT(CONCATENATE([.$Y$10];&quot;.&quot;;&quot;F&quot;;([.$I2]+2)))" office:value-type="float" office:value="2" calcext:value-type="float">
            <text:p>2</text:p>
          </table:table-cell>
          <table:table-cell table:style-name="ce22" table:formula="of:= INDIRECT(CONCATENATE([.$Y$10];&quot;.&quot;;&quot;G&quot;;([.$I2]+2)))" office:value-type="float" office:value="14" calcext:value-type="float">
            <text:p>14</text:p>
          </table:table-cell>
          <table:table-cell table:style-name="ce33" table:formula="of:= INDIRECT(CONCATENATE([.$Y$10];&quot;.&quot;;&quot;H&quot;;([.$I2]+2)))" office:value-type="float" office:value="17" calcext:value-type="float">
            <text:p>1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$2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table:formula="of:= INDIRECT(CONCATENATE([.$Y$10];&quot;.&quot;;&quot;K&quot;;([.$A2]+2)))" office:value-type="float" office:value="21" calcext:value-type="float">
            <text:p>21</text:p>
          </table:table-cell>
          <table:table-cell table:style-name="ce22" table:formula="of:= INDIRECT(CONCATENATE([.$Y$10];&quot;.&quot;;&quot;L&quot;;([.$A2]+2)))" office:value-type="float" office:value="4" calcext:value-type="float">
            <text:p>4</text:p>
          </table:table-cell>
          <table:table-cell table:style-name="ce22" table:formula="of:= INDIRECT(CONCATENATE([.$Y$10];&quot;.&quot;;&quot;M&quot;;([.$A2]+2)))" office:value-type="float" office:value="31" calcext:value-type="float">
            <text:p>31</text:p>
          </table:table-cell>
          <table:table-cell table:style-name="ce22" table:formula="of:= INDIRECT(CONCATENATE([.$Y$10];&quot;.&quot;;&quot;N&quot;;([.$A2]+2)))" office:value-type="float" office:value="1" calcext:value-type="float">
            <text:p>1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K&quot;;([.$I2]+2)))" office:value-type="float" office:value="2" calcext:value-type="float">
            <text:p>2</text:p>
          </table:table-cell>
          <table:table-cell table:style-name="ce22" table:formula="of:= INDIRECT(CONCATENATE([.$Y$10];&quot;.&quot;;&quot;L&quot;;([.$I2]+2)))" office:value-type="float" office:value="7" calcext:value-type="float">
            <text:p>7</text:p>
          </table:table-cell>
          <table:table-cell table:style-name="ce22" table:formula="of:= INDIRECT(CONCATENATE([.$Y$10];&quot;.&quot;;&quot;M&quot;;([.$I2]+2)))" office:value-type="float" office:value="8" calcext:value-type="float">
            <text:p>8</text:p>
          </table:table-cell>
          <table:table-cell table:style-name="ce33" table:formula="of:= INDIRECT(CONCATENATE([.$Y$10];&quot;.&quot;;&quot;N&quot;;([.$I2]+2)))" office:value-type="float" office:value="3" calcext:value-type="float">
            <text:p>3</text:p>
          </table:table-cell>
          <table:table-cell/>
          <table:table-cell table:style-name="ce38"/>
          <table:table-cell table:number-columns-repeated="3"/>
          <table:table-cell table:style-name="ce42"/>
          <table:table-cell table:number-columns-repeated="1003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$2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2" table:formula="of:= INDIRECT(CONCATENATE([.$Y$10];&quot;.&quot;;&quot;Q&quot;;([.$A2]+2)))" office:value-type="float" office:value="15" calcext:value-type="float">
            <text:p>15</text:p>
          </table:table-cell>
          <table:table-cell table:style-name="ce22" table:formula="of:= INDIRECT(CONCATENATE([.$Y$10];&quot;.&quot;;&quot;R&quot;;([.$A2]+2)))" office:value-type="float" office:value="1" calcext:value-type="float">
            <text:p>1</text:p>
          </table:table-cell>
          <table:table-cell table:style-name="ce22" table:formula="of:= INDIRECT(CONCATENATE([.$Y$10];&quot;.&quot;;&quot;S&quot;;([.$A2]+2)))" office:value-type="float" office:value="10" calcext:value-type="float">
            <text:p>10</text:p>
          </table:table-cell>
          <table:table-cell table:style-name="ce22" table:formula="of:= INDIRECT(CONCATENATE([.$Y$10];&quot;.&quot;;&quot;T&quot;;([.$A2]+2)))" office:value-type="float" office:value="8" calcext:value-type="float">
            <text:p>8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Q&quot;;([.$I2]+2)))" office:value-type="float" office:value="24" calcext:value-type="float">
            <text:p>24</text:p>
          </table:table-cell>
          <table:table-cell table:style-name="ce22" table:formula="of:= INDIRECT(CONCATENATE([.$Y$10];&quot;.&quot;;&quot;R&quot;;([.$I2]+2)))" office:value-type="float" office:value="2" calcext:value-type="float">
            <text:p>2</text:p>
          </table:table-cell>
          <table:table-cell table:style-name="ce22" table:formula="of:= INDIRECT(CONCATENATE([.$Y$10];&quot;.&quot;;&quot;S&quot;;([.$I2]+2)))" office:value-type="float" office:value="12" calcext:value-type="float">
            <text:p>12</text:p>
          </table:table-cell>
          <table:table-cell table:style-name="ce33" table:formula="of:= INDIRECT(CONCATENATE([.$Y$10];&quot;.&quot;;&quot;T&quot;;([.$I2]+2)))" office:value-type="float" office:value="28" calcext:value-type="float">
            <text:p>2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$2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table:formula="of:= INDIRECT(CONCATENATE([.$Y$10];&quot;.&quot;;&quot;W&quot;;([.$A2]+2)))" office:value-type="float" office:value="6" calcext:value-type="float">
            <text:p>6</text:p>
          </table:table-cell>
          <table:table-cell table:style-name="ce22" table:formula="of:= INDIRECT(CONCATENATE([.$Y$10];&quot;.&quot;;&quot;X&quot;;([.$A2]+2)))" office:value-type="float" office:value="18" calcext:value-type="float">
            <text:p>18</text:p>
          </table:table-cell>
          <table:table-cell table:style-name="ce22" table:formula="of:= INDIRECT(CONCATENATE([.$Y$10];&quot;.&quot;;&quot;Y&quot;;([.$A2]+2)))" office:value-type="float" office:value="16" calcext:value-type="float">
            <text:p>16</text:p>
          </table:table-cell>
          <table:table-cell table:style-name="ce22" table:formula="of:= INDIRECT(CONCATENATE([.$Y$10];&quot;.&quot;;&quot;Z&quot;;([.$A2]+2)))" office:value-type="float" office:value="1" calcext:value-type="float">
            <text:p>1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W&quot;;([.$I2]+2)))" office:value-type="float" office:value="2" calcext:value-type="float">
            <text:p>2</text:p>
          </table:table-cell>
          <table:table-cell table:style-name="ce22" table:formula="of:= INDIRECT(CONCATENATE([.$Y$10];&quot;.&quot;;&quot;X&quot;;([.$I2]+2)))" office:value-type="float" office:value="13" calcext:value-type="float">
            <text:p>13</text:p>
          </table:table-cell>
          <table:table-cell table:style-name="ce22" table:formula="of:= INDIRECT(CONCATENATE([.$Y$10];&quot;.&quot;;&quot;Y&quot;;([.$I2]+2)))" office:value-type="float" office:value="25" calcext:value-type="float">
            <text:p>25</text:p>
          </table:table-cell>
          <table:table-cell table:style-name="ce33" table:formula="of:= INDIRECT(CONCATENATE([.$Y$10];&quot;.&quot;;&quot;Z&quot;;([.$I2]+2)))" office:value-type="float" office:value="15" calcext:value-type="float">
            <text:p>15</text:p>
          </table:table-cell>
          <table:table-cell/>
          <table:table-cell table:style-name="ce38"/>
          <table:table-cell table:number-columns-repeated="2"/>
          <table:table-cell table:style-name="ce40" office:value-type="string" calcext:value-type="string" table:number-columns-spanned="5" table:number-rows-spanned="2">
            <text:p>NUMERO GIOCATORI</text:p>
          </table:table-cell>
          <table:covered-table-cell table:number-columns-repeated="4" table:style-name="ce41"/>
          <table:table-cell table:style-name="ce40" table:content-validation-name="val1" office:value-type="float" office:value="32" calcext:value-type="float" table:number-columns-spanned="2" table:number-rows-spanned="2">
            <text:p>32</text:p>
          </table:table-cell>
          <table:covered-table-cell/>
          <table:table-cell table:number-columns-repeated="998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2"/>
          <table:covered-table-cell table:number-columns-repeated="5" table:style-name="ce41"/>
          <table:covered-table-cell table:number-columns-repeated="2"/>
          <table:table-cell table:number-columns-repeated="998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]);IF(([.A2]+2)&lt;=[.$Y$10];[.A2]+2;&quot;-&quot;); &quot; - &quot;)" office:value-type="float" office:value="3" calcext:value-type="float" table:number-columns-spanned="2" table:number-rows-spanned="4">
            <text:p>3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]);IF(([.I2]+2)&lt;=[.$Y$10];[.I2]+2;&quot;-&quot;); &quot; - &quot;)" office:value-type="float" office:value="4" calcext:value-type="float" table:number-columns-spanned="2" table:number-rows-spanned="4">
            <text:p>4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$25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2" table:formula="of:= INDIRECT(CONCATENATE([.$Y$10];&quot;.&quot;;&quot;E&quot;;([.$A25]+2)))" office:value-type="float" office:value="13" calcext:value-type="float">
            <text:p>13</text:p>
          </table:table-cell>
          <table:table-cell table:style-name="ce22" table:formula="of:= INDIRECT(CONCATENATE([.$Y$10];&quot;.&quot;;&quot;F&quot;;([.A$2]+2)))" office:value-type="float" office:value="30" calcext:value-type="float">
            <text:p>30</text:p>
          </table:table-cell>
          <table:table-cell table:style-name="ce22" table:formula="of:= INDIRECT(CONCATENATE([.$Y$10];&quot;.&quot;;&quot;G&quot;;([.$A25]+2)))" office:value-type="float" office:value="32" calcext:value-type="float">
            <text:p>32</text:p>
          </table:table-cell>
          <table:table-cell table:style-name="ce22" table:formula="of:= INDIRECT(CONCATENATE([.$Y$10];&quot;.&quot;;&quot;H&quot;;([.$A25]+2)))" office:value-type="float" office:value="24" calcext:value-type="float">
            <text:p>2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5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E&quot;;([.$I25]+2)))" office:value-type="float" office:value="15" calcext:value-type="float">
            <text:p>15</text:p>
          </table:table-cell>
          <table:table-cell table:style-name="ce22" table:formula="of:= INDIRECT(CONCATENATE([.$Y$10];&quot;.&quot;;&quot;F&quot;;([.$I25]+2)))" office:value-type="float" office:value="6" calcext:value-type="float">
            <text:p>6</text:p>
          </table:table-cell>
          <table:table-cell table:style-name="ce22" table:formula="of:= INDIRECT(CONCATENATE([.$Y$10];&quot;.&quot;;&quot;G&quot;;([.$I25]+2)))" office:value-type="float" office:value="4" calcext:value-type="float">
            <text:p>4</text:p>
          </table:table-cell>
          <table:table-cell table:style-name="ce33" table:formula="of:= INDIRECT(CONCATENATE([.$Y$10];&quot;.&quot;;&quot;H&quot;;([.$I25]+2)))" office:value-type="float" office:value="7" calcext:value-type="float">
            <text:p>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$25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2" table:formula="of:= INDIRECT(CONCATENATE([.$Y$10];&quot;.&quot;;&quot;K&quot;;([.$A25]+2)))" office:value-type="float" office:value="2" calcext:value-type="float">
            <text:p>2</text:p>
          </table:table-cell>
          <table:table-cell table:style-name="ce22" table:formula="of:= INDIRECT(CONCATENATE([.$Y$10];&quot;.&quot;;&quot;L&quot;;([.$A25]+2)))" office:value-type="float" office:value="7" calcext:value-type="float">
            <text:p>7</text:p>
          </table:table-cell>
          <table:table-cell table:style-name="ce22" table:formula="of:= INDIRECT(CONCATENATE([.$Y$10];&quot;.&quot;;&quot;M&quot;;([.$A25]+2)))" office:value-type="float" office:value="8" calcext:value-type="float">
            <text:p>8</text:p>
          </table:table-cell>
          <table:table-cell table:style-name="ce22" table:formula="of:= INDIRECT(CONCATENATE([.$Y$10];&quot;.&quot;;&quot;N&quot;;([.$A25]+2)))" office:value-type="float" office:value="3" calcext:value-type="float">
            <text:p>3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5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K&quot;;([.$I25]+2)))" office:value-type="float" office:value="21" calcext:value-type="float">
            <text:p>21</text:p>
          </table:table-cell>
          <table:table-cell table:style-name="ce22" table:formula="of:= INDIRECT(CONCATENATE([.$Y$10];&quot;.&quot;;&quot;L&quot;;([.$I25]+2)))" office:value-type="float" office:value="4" calcext:value-type="float">
            <text:p>4</text:p>
          </table:table-cell>
          <table:table-cell table:style-name="ce22" table:formula="of:= INDIRECT(CONCATENATE([.$Y$10];&quot;.&quot;;&quot;M&quot;;([.$I25]+2)))" office:value-type="float" office:value="31" calcext:value-type="float">
            <text:p>31</text:p>
          </table:table-cell>
          <table:table-cell table:style-name="ce33" table:formula="of:= INDIRECT(CONCATENATE([.$Y$10];&quot;.&quot;;&quot;N&quot;;([.$I25]+2)))" office:value-type="float" office:value="1" calcext:value-type="float">
            <text:p>1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$25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table:formula="of:= INDIRECT(CONCATENATE([.$Y$10];&quot;.&quot;;&quot;Q&quot;;([.$A25]+2)))" office:value-type="float" office:value="3" calcext:value-type="float">
            <text:p>3</text:p>
          </table:table-cell>
          <table:table-cell table:style-name="ce22" table:formula="of:= INDIRECT(CONCATENATE([.$Y$10];&quot;.&quot;;&quot;R&quot;;([.$A25]+2)))" office:value-type="float" office:value="25" calcext:value-type="float">
            <text:p>25</text:p>
          </table:table-cell>
          <table:table-cell table:style-name="ce22" table:formula="of:= INDIRECT(CONCATENATE([.$Y$10];&quot;.&quot;;&quot;S&quot;;([.$A25]+2)))" office:value-type="float" office:value="26" calcext:value-type="float">
            <text:p>26</text:p>
          </table:table-cell>
          <table:table-cell table:style-name="ce22" table:formula="of:= INDIRECT(CONCATENATE([.$Y$10];&quot;.&quot;;&quot;T&quot;;([.$A25]+2)))" office:value-type="float" office:value="9" calcext:value-type="float">
            <text:p>9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5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Q&quot;;([.$I25]+2)))" office:value-type="float" office:value="5" calcext:value-type="float">
            <text:p>5</text:p>
          </table:table-cell>
          <table:table-cell table:style-name="ce22" table:formula="of:= INDIRECT(CONCATENATE([.$Y$10];&quot;.&quot;;&quot;R&quot;;([.$I25]+2)))" office:value-type="float" office:value="4" calcext:value-type="float">
            <text:p>4</text:p>
          </table:table-cell>
          <table:table-cell table:style-name="ce22" table:formula="of:= INDIRECT(CONCATENATE([.$Y$10];&quot;.&quot;;&quot;S&quot;;([.$I25]+2)))" office:value-type="float" office:value="16" calcext:value-type="float">
            <text:p>16</text:p>
          </table:table-cell>
          <table:table-cell table:style-name="ce33" table:formula="of:= INDIRECT(CONCATENATE([.$Y$10];&quot;.&quot;;&quot;T&quot;;([.$I25]+2)))" office:value-type="float" office:value="19" calcext:value-type="float">
            <text:p>1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$25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table:formula="of:= INDIRECT(CONCATENATE([.$Y$10];&quot;.&quot;;&quot;W&quot;;([.$A25]+2)))" office:value-type="float" office:value="4" calcext:value-type="float">
            <text:p>4</text:p>
          </table:table-cell>
          <table:table-cell table:style-name="ce22" table:formula="of:= INDIRECT(CONCATENATE([.$Y$10];&quot;.&quot;;&quot;X&quot;;([.$A25]+2)))" office:value-type="float" office:value="23" calcext:value-type="float">
            <text:p>23</text:p>
          </table:table-cell>
          <table:table-cell table:style-name="ce22" table:formula="of:= INDIRECT(CONCATENATE([.$Y$10];&quot;.&quot;;&quot;Y&quot;;([.$A25]+2)))" office:value-type="float" office:value="30" calcext:value-type="float">
            <text:p>30</text:p>
          </table:table-cell>
          <table:table-cell table:style-name="ce22" table:formula="of:= INDIRECT(CONCATENATE([.$Y$10];&quot;.&quot;;&quot;Z&quot;;([.$A25]+2)))" office:value-type="float" office:value="3" calcext:value-type="float">
            <text:p>3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5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W&quot;;([.$I25]+2)))" office:value-type="float" office:value="4" calcext:value-type="float">
            <text:p>4</text:p>
          </table:table-cell>
          <table:table-cell table:style-name="ce22" table:formula="of:= INDIRECT(CONCATENATE([.$Y$10];&quot;.&quot;;&quot;X&quot;;([.$I25]+2)))" office:value-type="float" office:value="23" calcext:value-type="float">
            <text:p>23</text:p>
          </table:table-cell>
          <table:table-cell table:style-name="ce22" table:formula="of:= INDIRECT(CONCATENATE([.$Y$10];&quot;.&quot;;&quot;Y&quot;;([.$I25]+2)))" office:value-type="float" office:value="30" calcext:value-type="float">
            <text:p>30</text:p>
          </table:table-cell>
          <table:table-cell table:style-name="ce33" table:formula="of:= INDIRECT(CONCATENATE([.$Y$10];&quot;.&quot;;&quot;Z&quot;;([.$I25]+2)))" office:value-type="float" office:value="3" calcext:value-type="float">
            <text:p>3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8"/>
          <table:table-cell table:style-name="ce7" table:number-columns-repeated="7"/>
          <table:table-cell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3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4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4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5]);IF(([.A25]+2)&lt;=[.$Y$10];[.A25]+2;&quot;-&quot;); &quot; - &quot;)" office:value-type="float" office:value="5" calcext:value-type="float" table:number-columns-spanned="2" table:number-rows-spanned="4">
            <text:p>5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5]);IF(([.I25]+2)&lt;=[.$Y$10];[.I25]+2;&quot;-&quot;); &quot; - &quot;)" office:value-type="float" office:value="6" calcext:value-type="float" table:number-columns-spanned="2" table:number-rows-spanned="4">
            <text:p>6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48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E&quot;;([.$I48]+2)))" office:value-type="float" office:value="15" calcext:value-type="float">
            <text:p>15</text:p>
          </table:table-cell>
          <table:table-cell table:style-name="ce22" table:formula="of:= INDIRECT(CONCATENATE([.$Y$10];&quot;.&quot;;&quot;F&quot;;([.$I48]+2)))" office:value-type="float" office:value="6" calcext:value-type="float">
            <text:p>6</text:p>
          </table:table-cell>
          <table:table-cell table:style-name="ce22" table:formula="of:= INDIRECT(CONCATENATE([.$Y$10];&quot;.&quot;;&quot;G&quot;;([.$I48]+2)))" office:value-type="float" office:value="4" calcext:value-type="float">
            <text:p>4</text:p>
          </table:table-cell>
          <table:table-cell table:style-name="ce33" table:formula="of:= INDIRECT(CONCATENATE([.$Y$10];&quot;.&quot;;&quot;H&quot;;([.$I48]+2)))" office:value-type="float" office:value="7" calcext:value-type="float">
            <text:p>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48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K&quot;;([.$I48]+2)))" office:value-type="float" office:value="30" calcext:value-type="float">
            <text:p>30</text:p>
          </table:table-cell>
          <table:table-cell table:style-name="ce22" table:formula="of:= INDIRECT(CONCATENATE([.$Y$10];&quot;.&quot;;&quot;L&quot;;([.$I48]+2)))" office:value-type="float" office:value="26" calcext:value-type="float">
            <text:p>26</text:p>
          </table:table-cell>
          <table:table-cell table:style-name="ce22" table:formula="of:= INDIRECT(CONCATENATE([.$Y$10];&quot;.&quot;;&quot;M&quot;;([.$I48]+2)))" office:value-type="float" office:value="6" calcext:value-type="float">
            <text:p>6</text:p>
          </table:table-cell>
          <table:table-cell table:style-name="ce33" table:formula="of:= INDIRECT(CONCATENATE([.$Y$10];&quot;.&quot;;&quot;N&quot;;([.$I48]+2)))" office:value-type="float" office:value="10" calcext:value-type="float">
            <text:p>1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48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Q&quot;;([.$I48]+2)))" office:value-type="float" office:value="32" calcext:value-type="float">
            <text:p>32</text:p>
          </table:table-cell>
          <table:table-cell table:style-name="ce22" table:formula="of:= INDIRECT(CONCATENATE([.$Y$10];&quot;.&quot;;&quot;R&quot;;([.$I48]+2)))" office:value-type="float" office:value="23" calcext:value-type="float">
            <text:p>23</text:p>
          </table:table-cell>
          <table:table-cell table:style-name="ce22" table:formula="of:= INDIRECT(CONCATENATE([.$Y$10];&quot;.&quot;;&quot;S&quot;;([.$I48]+2)))" office:value-type="float" office:value="21" calcext:value-type="float">
            <text:p>21</text:p>
          </table:table-cell>
          <table:table-cell table:style-name="ce33" table:formula="of:= INDIRECT(CONCATENATE([.$Y$10];&quot;.&quot;;&quot;T&quot;;([.$I48]+2)))" office:value-type="float" office:value="6" calcext:value-type="float">
            <text:p>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48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W&quot;;([.$I48]+2)))" office:value-type="float" office:value="6" calcext:value-type="float">
            <text:p>6</text:p>
          </table:table-cell>
          <table:table-cell table:style-name="ce22" table:formula="of:= INDIRECT(CONCATENATE([.$Y$10];&quot;.&quot;;&quot;X&quot;;([.$I48]+2)))" office:value-type="float" office:value="18" calcext:value-type="float">
            <text:p>18</text:p>
          </table:table-cell>
          <table:table-cell table:style-name="ce22" table:formula="of:= INDIRECT(CONCATENATE([.$Y$10];&quot;.&quot;;&quot;Y&quot;;([.$I48]+2)))" office:value-type="float" office:value="16" calcext:value-type="float">
            <text:p>16</text:p>
          </table:table-cell>
          <table:table-cell table:style-name="ce33" table:formula="of:= INDIRECT(CONCATENATE([.$Y$10];&quot;.&quot;;&quot;Z&quot;;([.$I48]+2)))" office:value-type="float" office:value="1" calcext:value-type="float">
            <text:p>1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4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7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7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48]);IF(([.A48]+2)&lt;=[.$Y$10];[.A48]+2;&quot;-&quot;); &quot; - &quot;)" office:value-type="float" office:value="7" calcext:value-type="float" table:number-columns-spanned="2" table:number-rows-spanned="4">
            <text:p>7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48]);IF(([.I48]+2)&lt;=[.$Y$10];[.I48]+2;&quot;-&quot;); &quot; - &quot;)" office:value-type="float" office:value="8" calcext:value-type="float" table:number-columns-spanned="2" table:number-rows-spanned="4">
            <text:p>8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71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E&quot;;([.$I71]+2)))" office:value-type="float" office:value="8" calcext:value-type="float">
            <text:p>8</text:p>
          </table:table-cell>
          <table:table-cell table:style-name="ce22" table:formula="of:= INDIRECT(CONCATENATE([.$Y$10];&quot;.&quot;;&quot;F&quot;;([.$I71]+2)))" office:value-type="float" office:value="25" calcext:value-type="float">
            <text:p>25</text:p>
          </table:table-cell>
          <table:table-cell table:style-name="ce22" table:formula="of:= INDIRECT(CONCATENATE([.$Y$10];&quot;.&quot;;&quot;G&quot;;([.$I71]+2)))" office:value-type="float" office:value="20" calcext:value-type="float">
            <text:p>20</text:p>
          </table:table-cell>
          <table:table-cell table:style-name="ce33" table:formula="of:= INDIRECT(CONCATENATE([.$Y$10];&quot;.&quot;;&quot;H&quot;;([.$I71]+2)))" office:value-type="float" office:value="5" calcext:value-type="float">
            <text:p>5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71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K&quot;;([.$I71]+2)))" office:value-type="float" office:value="2" calcext:value-type="float">
            <text:p>2</text:p>
          </table:table-cell>
          <table:table-cell table:style-name="ce22" table:formula="of:= INDIRECT(CONCATENATE([.$Y$10];&quot;.&quot;;&quot;L&quot;;([.$I71]+2)))" office:value-type="float" office:value="7" calcext:value-type="float">
            <text:p>7</text:p>
          </table:table-cell>
          <table:table-cell table:style-name="ce22" table:formula="of:= INDIRECT(CONCATENATE([.$Y$10];&quot;.&quot;;&quot;M&quot;;([.$I71]+2)))" office:value-type="float" office:value="8" calcext:value-type="float">
            <text:p>8</text:p>
          </table:table-cell>
          <table:table-cell table:style-name="ce33" table:formula="of:= INDIRECT(CONCATENATE([.$Y$10];&quot;.&quot;;&quot;N&quot;;([.$I71]+2)))" office:value-type="float" office:value="3" calcext:value-type="float">
            <text:p>3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71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Q&quot;;([.$I71]+2)))" office:value-type="float" office:value="15" calcext:value-type="float">
            <text:p>15</text:p>
          </table:table-cell>
          <table:table-cell table:style-name="ce22" table:formula="of:= INDIRECT(CONCATENATE([.$Y$10];&quot;.&quot;;&quot;R&quot;;([.$I71]+2)))" office:value-type="float" office:value="1" calcext:value-type="float">
            <text:p>1</text:p>
          </table:table-cell>
          <table:table-cell table:style-name="ce22" table:formula="of:= INDIRECT(CONCATENATE([.$Y$10];&quot;.&quot;;&quot;S&quot;;([.$I71]+2)))" office:value-type="float" office:value="10" calcext:value-type="float">
            <text:p>10</text:p>
          </table:table-cell>
          <table:table-cell table:style-name="ce33" table:formula="of:= INDIRECT(CONCATENATE([.$Y$10];&quot;.&quot;;&quot;T&quot;;([.$I71]+2)))" office:value-type="float" office:value="8" calcext:value-type="float">
            <text:p>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71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W&quot;;([.$I71]+2)))" office:value-type="float" office:value="8" calcext:value-type="float">
            <text:p>8</text:p>
          </table:table-cell>
          <table:table-cell table:style-name="ce22" table:formula="of:= INDIRECT(CONCATENATE([.$Y$10];&quot;.&quot;;&quot;X&quot;;([.$I71]+2)))" office:value-type="float" office:value="9" calcext:value-type="float">
            <text:p>9</text:p>
          </table:table-cell>
          <table:table-cell table:style-name="ce22" table:formula="of:= INDIRECT(CONCATENATE([.$Y$10];&quot;.&quot;;&quot;Y&quot;;([.$I71]+2)))" office:value-type="float" office:value="12" calcext:value-type="float">
            <text:p>12</text:p>
          </table:table-cell>
          <table:table-cell table:style-name="ce33" table:formula="of:= INDIRECT(CONCATENATE([.$Y$10];&quot;.&quot;;&quot;Z&quot;;([.$I71]+2)))" office:value-type="float" office:value="32" calcext:value-type="float">
            <text:p>32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3"/>
          <table:table-cell table:style-name="ce19"/>
          <table:table-cell table:style-name="ce32"/>
          <table:table-cell table:number-columns-repeated="1002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3"/>
          <table:table-cell table:style-name="Default" table:number-columns-repeated="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9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9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71]);IF(([.A71]+2)&lt;=[.$Y$10];[.A71]+2;&quot;-&quot;); &quot; - &quot;)" office:value-type="float" office:value="9" calcext:value-type="float" table:number-columns-spanned="2" table:number-rows-spanned="4">
            <text:p>9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71]);IF(([.I71]+2)&lt;=[.$Y$10];[.I71]+2;&quot;-&quot;); &quot; - &quot;)" office:value-type="float" office:value="10" calcext:value-type="float" table:number-columns-spanned="2" table:number-rows-spanned="4">
            <text:p>10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94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E&quot;;([.$I94]+2)))" office:value-type="float" office:value="10" calcext:value-type="float">
            <text:p>10</text:p>
          </table:table-cell>
          <table:table-cell table:style-name="ce22" table:formula="of:= INDIRECT(CONCATENATE([.$Y$10];&quot;.&quot;;&quot;F&quot;;([.$I94]+2)))" office:value-type="float" office:value="23" calcext:value-type="float">
            <text:p>23</text:p>
          </table:table-cell>
          <table:table-cell table:style-name="ce22" table:formula="of:= INDIRECT(CONCATENATE([.$Y$10];&quot;.&quot;;&quot;G&quot;;([.$I94]+2)))" office:value-type="float" office:value="19" calcext:value-type="float">
            <text:p>19</text:p>
          </table:table-cell>
          <table:table-cell table:style-name="ce33" table:formula="of:= INDIRECT(CONCATENATE([.$Y$10];&quot;.&quot;;&quot;H&quot;;([.$I94]+2)))" office:value-type="float" office:value="11" calcext:value-type="float">
            <text:p>11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94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K&quot;;([.$I94]+2)))" office:value-type="float" office:value="30" calcext:value-type="float">
            <text:p>30</text:p>
          </table:table-cell>
          <table:table-cell table:style-name="ce22" table:formula="of:= INDIRECT(CONCATENATE([.$Y$10];&quot;.&quot;;&quot;L&quot;;([.$I94]+2)))" office:value-type="float" office:value="26" calcext:value-type="float">
            <text:p>26</text:p>
          </table:table-cell>
          <table:table-cell table:style-name="ce22" table:formula="of:= INDIRECT(CONCATENATE([.$Y$10];&quot;.&quot;;&quot;M&quot;;([.$I94]+2)))" office:value-type="float" office:value="6" calcext:value-type="float">
            <text:p>6</text:p>
          </table:table-cell>
          <table:table-cell table:style-name="ce33" table:formula="of:= INDIRECT(CONCATENATE([.$Y$10];&quot;.&quot;;&quot;N&quot;;([.$I94]+2)))" office:value-type="float" office:value="10" calcext:value-type="float">
            <text:p>1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94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Q&quot;;([.$I94]+2)))" office:value-type="float" office:value="15" calcext:value-type="float">
            <text:p>15</text:p>
          </table:table-cell>
          <table:table-cell table:style-name="ce22" table:formula="of:= INDIRECT(CONCATENATE([.$Y$10];&quot;.&quot;;&quot;R&quot;;([.$I94]+2)))" office:value-type="float" office:value="1" calcext:value-type="float">
            <text:p>1</text:p>
          </table:table-cell>
          <table:table-cell table:style-name="ce22" table:formula="of:= INDIRECT(CONCATENATE([.$Y$10];&quot;.&quot;;&quot;S&quot;;([.$I94]+2)))" office:value-type="float" office:value="10" calcext:value-type="float">
            <text:p>10</text:p>
          </table:table-cell>
          <table:table-cell table:style-name="ce33" table:formula="of:= INDIRECT(CONCATENATE([.$Y$10];&quot;.&quot;;&quot;T&quot;;([.$I94]+2)))" office:value-type="float" office:value="8" calcext:value-type="float">
            <text:p>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94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W&quot;;([.$I94]+2)))" office:value-type="float" office:value="22" calcext:value-type="float">
            <text:p>22</text:p>
          </table:table-cell>
          <table:table-cell table:style-name="ce22" table:formula="of:= INDIRECT(CONCATENATE([.$Y$10];&quot;.&quot;;&quot;X&quot;;([.$I94]+2)))" office:value-type="float" office:value="10" calcext:value-type="float">
            <text:p>10</text:p>
          </table:table-cell>
          <table:table-cell table:style-name="ce22" table:formula="of:= INDIRECT(CONCATENATE([.$Y$10];&quot;.&quot;;&quot;Y&quot;;([.$I94]+2)))" office:value-type="float" office:value="31" calcext:value-type="float">
            <text:p>31</text:p>
          </table:table-cell>
          <table:table-cell table:style-name="ce33" table:formula="of:= INDIRECT(CONCATENATE([.$Y$10];&quot;.&quot;;&quot;Z&quot;;([.$I94]+2)))" office:value-type="float" office:value="29" calcext:value-type="float">
            <text:p>2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17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17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94]);IF(([.A94]+2)&lt;=[.$Y$10];[.A94]+2;&quot;-&quot;); &quot; - &quot;)" office:value-type="float" office:value="11" calcext:value-type="float" table:number-columns-spanned="2" table:number-rows-spanned="4">
            <text:p>1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94]);IF(([.I94]+2)&lt;=[.$Y$10];[.I94]+2;&quot;-&quot;); &quot; - &quot;)" office:value-type="float" office:value="12" calcext:value-type="float" table:number-columns-spanned="2" table:number-rows-spanned="4">
            <text:p>1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17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E&quot;;([.$I117]+2)))" office:value-type="float" office:value="31" calcext:value-type="float">
            <text:p>31</text:p>
          </table:table-cell>
          <table:table-cell table:style-name="ce22" table:formula="of:= INDIRECT(CONCATENATE([.$Y$10];&quot;.&quot;;&quot;F&quot;;([.$I117]+2)))" office:value-type="float" office:value="18" calcext:value-type="float">
            <text:p>18</text:p>
          </table:table-cell>
          <table:table-cell table:style-name="ce22" table:formula="of:= INDIRECT(CONCATENATE([.$Y$10];&quot;.&quot;;&quot;G&quot;;([.$I117]+2)))" office:value-type="float" office:value="12" calcext:value-type="float">
            <text:p>12</text:p>
          </table:table-cell>
          <table:table-cell table:style-name="ce33" table:formula="of:= INDIRECT(CONCATENATE([.$Y$10];&quot;.&quot;;&quot;H&quot;;([.$I117]+2)))" office:value-type="float" office:value="26" calcext:value-type="float">
            <text:p>2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17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K&quot;;([.$I117]+2)))" office:value-type="float" office:value="12" calcext:value-type="float">
            <text:p>12</text:p>
          </table:table-cell>
          <table:table-cell table:style-name="ce22" table:formula="of:= INDIRECT(CONCATENATE([.$Y$10];&quot;.&quot;;&quot;L&quot;;([.$I117]+2)))" office:value-type="float" office:value="16" calcext:value-type="float">
            <text:p>16</text:p>
          </table:table-cell>
          <table:table-cell table:style-name="ce22" table:formula="of:= INDIRECT(CONCATENATE([.$Y$10];&quot;.&quot;;&quot;M&quot;;([.$I117]+2)))" office:value-type="float" office:value="11" calcext:value-type="float">
            <text:p>11</text:p>
          </table:table-cell>
          <table:table-cell table:style-name="ce33" table:formula="of:= INDIRECT(CONCATENATE([.$Y$10];&quot;.&quot;;&quot;N&quot;;([.$I117]+2)))" office:value-type="float" office:value="20" calcext:value-type="float">
            <text:p>2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17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Q&quot;;([.$I117]+2)))" office:value-type="float" office:value="24" calcext:value-type="float">
            <text:p>24</text:p>
          </table:table-cell>
          <table:table-cell table:style-name="ce22" table:formula="of:= INDIRECT(CONCATENATE([.$Y$10];&quot;.&quot;;&quot;R&quot;;([.$I117]+2)))" office:value-type="float" office:value="2" calcext:value-type="float">
            <text:p>2</text:p>
          </table:table-cell>
          <table:table-cell table:style-name="ce22" table:formula="of:= INDIRECT(CONCATENATE([.$Y$10];&quot;.&quot;;&quot;S&quot;;([.$I117]+2)))" office:value-type="float" office:value="12" calcext:value-type="float">
            <text:p>12</text:p>
          </table:table-cell>
          <table:table-cell table:style-name="ce33" table:formula="of:= INDIRECT(CONCATENATE([.$Y$10];&quot;.&quot;;&quot;T&quot;;([.$I117]+2)))" office:value-type="float" office:value="28" calcext:value-type="float">
            <text:p>2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17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W&quot;;([.$I117]+2)))" office:value-type="float" office:value="8" calcext:value-type="float">
            <text:p>8</text:p>
          </table:table-cell>
          <table:table-cell table:style-name="ce22" table:formula="of:= INDIRECT(CONCATENATE([.$Y$10];&quot;.&quot;;&quot;X&quot;;([.$I117]+2)))" office:value-type="float" office:value="9" calcext:value-type="float">
            <text:p>9</text:p>
          </table:table-cell>
          <table:table-cell table:style-name="ce22" table:formula="of:= INDIRECT(CONCATENATE([.$Y$10];&quot;.&quot;;&quot;Y&quot;;([.$I117]+2)))" office:value-type="float" office:value="12" calcext:value-type="float">
            <text:p>12</text:p>
          </table:table-cell>
          <table:table-cell table:style-name="ce33" table:formula="of:= INDIRECT(CONCATENATE([.$Y$10];&quot;.&quot;;&quot;Z&quot;;([.$I117]+2)))" office:value-type="float" office:value="32" calcext:value-type="float">
            <text:p>32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4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4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17]);IF(([.A117]+2)&lt;=[.$Y$10];[.A117]+2;&quot;-&quot;); &quot; - &quot;)" office:value-type="float" office:value="13" calcext:value-type="float" table:number-columns-spanned="2" table:number-rows-spanned="4">
            <text:p>13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17]);IF(([.I117]+2)&lt;=[.$Y$10];[.I117]+2;&quot;-&quot;); &quot; - &quot;)" office:value-type="float" office:value="14" calcext:value-type="float" table:number-columns-spanned="2" table:number-rows-spanned="4">
            <text:p>14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40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E&quot;;([.$I140]+2)))" office:value-type="float" office:value="29" calcext:value-type="float">
            <text:p>29</text:p>
          </table:table-cell>
          <table:table-cell table:style-name="ce22" table:formula="of:= INDIRECT(CONCATENATE([.$Y$10];&quot;.&quot;;&quot;F&quot;;([.$I140]+2)))" office:value-type="float" office:value="2" calcext:value-type="float">
            <text:p>2</text:p>
          </table:table-cell>
          <table:table-cell table:style-name="ce22" table:formula="of:= INDIRECT(CONCATENATE([.$Y$10];&quot;.&quot;;&quot;G&quot;;([.$I140]+2)))" office:value-type="float" office:value="14" calcext:value-type="float">
            <text:p>14</text:p>
          </table:table-cell>
          <table:table-cell table:style-name="ce33" table:formula="of:= INDIRECT(CONCATENATE([.$Y$10];&quot;.&quot;;&quot;H&quot;;([.$I140]+2)))" office:value-type="float" office:value="17" calcext:value-type="float">
            <text:p>1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40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K&quot;;([.$I140]+2)))" office:value-type="float" office:value="15" calcext:value-type="float">
            <text:p>15</text:p>
          </table:table-cell>
          <table:table-cell table:style-name="ce22" table:formula="of:= INDIRECT(CONCATENATE([.$Y$10];&quot;.&quot;;&quot;L&quot;;([.$I140]+2)))" office:value-type="float" office:value="14" calcext:value-type="float">
            <text:p>14</text:p>
          </table:table-cell>
          <table:table-cell table:style-name="ce22" table:formula="of:= INDIRECT(CONCATENATE([.$Y$10];&quot;.&quot;;&quot;M&quot;;([.$I140]+2)))" office:value-type="float" office:value="18" calcext:value-type="float">
            <text:p>18</text:p>
          </table:table-cell>
          <table:table-cell table:style-name="ce33" table:formula="of:= INDIRECT(CONCATENATE([.$Y$10];&quot;.&quot;;&quot;N&quot;;([.$I140]+2)))" office:value-type="float" office:value="27" calcext:value-type="float">
            <text:p>2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40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Q&quot;;([.$I140]+2)))" office:value-type="float" office:value="31" calcext:value-type="float">
            <text:p>31</text:p>
          </table:table-cell>
          <table:table-cell table:style-name="ce22" table:formula="of:= INDIRECT(CONCATENATE([.$Y$10];&quot;.&quot;;&quot;R&quot;;([.$I140]+2)))" office:value-type="float" office:value="11" calcext:value-type="float">
            <text:p>11</text:p>
          </table:table-cell>
          <table:table-cell table:style-name="ce22" table:formula="of:= INDIRECT(CONCATENATE([.$Y$10];&quot;.&quot;;&quot;S&quot;;([.$I140]+2)))" office:value-type="float" office:value="14" calcext:value-type="float">
            <text:p>14</text:p>
          </table:table-cell>
          <table:table-cell table:style-name="ce33" table:formula="of:= INDIRECT(CONCATENATE([.$Y$10];&quot;.&quot;;&quot;T&quot;;([.$I140]+2)))" office:value-type="float" office:value="7" calcext:value-type="float">
            <text:p>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40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W&quot;;([.$I140]+2)))" office:value-type="float" office:value="21" calcext:value-type="float">
            <text:p>21</text:p>
          </table:table-cell>
          <table:table-cell table:style-name="ce22" table:formula="of:= INDIRECT(CONCATENATE([.$Y$10];&quot;.&quot;;&quot;X&quot;;([.$I140]+2)))" office:value-type="float" office:value="19" calcext:value-type="float">
            <text:p>19</text:p>
          </table:table-cell>
          <table:table-cell table:style-name="ce22" table:formula="of:= INDIRECT(CONCATENATE([.$Y$10];&quot;.&quot;;&quot;Y&quot;;([.$I140]+2)))" office:value-type="float" office:value="20" calcext:value-type="float">
            <text:p>20</text:p>
          </table:table-cell>
          <table:table-cell table:style-name="ce33" table:formula="of:= INDIRECT(CONCATENATE([.$Y$10];&quot;.&quot;;&quot;Z&quot;;([.$I140]+2)))" office:value-type="float" office:value="14" calcext:value-type="float">
            <text:p>14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6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6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40]);IF(([.A140]+2)&lt;=[.$Y$10];[.A140]+2;&quot;-&quot;); &quot; - &quot;)" office:value-type="float" office:value="15" calcext:value-type="float" table:number-columns-spanned="2" table:number-rows-spanned="4">
            <text:p>15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40]);IF(([.I140]+2)&lt;=[.$Y$10];[.I140]+2;&quot;-&quot;); &quot; - &quot;)" office:value-type="float" office:value="16" calcext:value-type="float" table:number-columns-spanned="2" table:number-rows-spanned="4">
            <text:p>16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63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E&quot;;([.$I163]+2)))" office:value-type="float" office:value="27" calcext:value-type="float">
            <text:p>27</text:p>
          </table:table-cell>
          <table:table-cell table:style-name="ce22" table:formula="of:= INDIRECT(CONCATENATE([.$Y$10];&quot;.&quot;;&quot;F&quot;;([.$I163]+2)))" office:value-type="float" office:value="22" calcext:value-type="float">
            <text:p>22</text:p>
          </table:table-cell>
          <table:table-cell table:style-name="ce22" table:formula="of:= INDIRECT(CONCATENATE([.$Y$10];&quot;.&quot;;&quot;G&quot;;([.$I163]+2)))" office:value-type="float" office:value="21" calcext:value-type="float">
            <text:p>21</text:p>
          </table:table-cell>
          <table:table-cell table:style-name="ce33" table:formula="of:= INDIRECT(CONCATENATE([.$Y$10];&quot;.&quot;;&quot;H&quot;;([.$I163]+2)))" office:value-type="float" office:value="16" calcext:value-type="float">
            <text:p>1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63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K&quot;;([.$I163]+2)))" office:value-type="float" office:value="12" calcext:value-type="float">
            <text:p>12</text:p>
          </table:table-cell>
          <table:table-cell table:style-name="ce22" table:formula="of:= INDIRECT(CONCATENATE([.$Y$10];&quot;.&quot;;&quot;L&quot;;([.$I163]+2)))" office:value-type="float" office:value="16" calcext:value-type="float">
            <text:p>16</text:p>
          </table:table-cell>
          <table:table-cell table:style-name="ce22" table:formula="of:= INDIRECT(CONCATENATE([.$Y$10];&quot;.&quot;;&quot;M&quot;;([.$I163]+2)))" office:value-type="float" office:value="11" calcext:value-type="float">
            <text:p>11</text:p>
          </table:table-cell>
          <table:table-cell table:style-name="ce33" table:formula="of:= INDIRECT(CONCATENATE([.$Y$10];&quot;.&quot;;&quot;N&quot;;([.$I163]+2)))" office:value-type="float" office:value="20" calcext:value-type="float">
            <text:p>2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63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Q&quot;;([.$I163]+2)))" office:value-type="float" office:value="5" calcext:value-type="float">
            <text:p>5</text:p>
          </table:table-cell>
          <table:table-cell table:style-name="ce22" table:formula="of:= INDIRECT(CONCATENATE([.$Y$10];&quot;.&quot;;&quot;R&quot;;([.$I163]+2)))" office:value-type="float" office:value="4" calcext:value-type="float">
            <text:p>4</text:p>
          </table:table-cell>
          <table:table-cell table:style-name="ce22" table:formula="of:= INDIRECT(CONCATENATE([.$Y$10];&quot;.&quot;;&quot;S&quot;;([.$I163]+2)))" office:value-type="float" office:value="16" calcext:value-type="float">
            <text:p>16</text:p>
          </table:table-cell>
          <table:table-cell table:style-name="ce33" table:formula="of:= INDIRECT(CONCATENATE([.$Y$10];&quot;.&quot;;&quot;T&quot;;([.$I163]+2)))" office:value-type="float" office:value="19" calcext:value-type="float">
            <text:p>1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63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W&quot;;([.$I163]+2)))" office:value-type="float" office:value="6" calcext:value-type="float">
            <text:p>6</text:p>
          </table:table-cell>
          <table:table-cell table:style-name="ce22" table:formula="of:= INDIRECT(CONCATENATE([.$Y$10];&quot;.&quot;;&quot;X&quot;;([.$I163]+2)))" office:value-type="float" office:value="18" calcext:value-type="float">
            <text:p>18</text:p>
          </table:table-cell>
          <table:table-cell table:style-name="ce22" table:formula="of:= INDIRECT(CONCATENATE([.$Y$10];&quot;.&quot;;&quot;Y&quot;;([.$I163]+2)))" office:value-type="float" office:value="16" calcext:value-type="float">
            <text:p>16</text:p>
          </table:table-cell>
          <table:table-cell table:style-name="ce33" table:formula="of:= INDIRECT(CONCATENATE([.$Y$10];&quot;.&quot;;&quot;Z&quot;;([.$I163]+2)))" office:value-type="float" office:value="1" calcext:value-type="float">
            <text:p>1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8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8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63]);IF(([.A163]+2)&lt;=[.$Y$10];[.A163]+2;&quot;-&quot;); &quot; - &quot;)" office:value-type="float" office:value="17" calcext:value-type="float" table:number-columns-spanned="2" table:number-rows-spanned="4">
            <text:p>17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63]);IF(([.I163]+2)&lt;=[.$Y$10];[.I163]+2;&quot;-&quot;); &quot; - &quot;)" office:value-type="float" office:value="18" calcext:value-type="float" table:number-columns-spanned="2" table:number-rows-spanned="4">
            <text:p>18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86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E&quot;;([.$I186]+2)))" office:value-type="float" office:value="31" calcext:value-type="float">
            <text:p>31</text:p>
          </table:table-cell>
          <table:table-cell table:style-name="ce22" table:formula="of:= INDIRECT(CONCATENATE([.$Y$10];&quot;.&quot;;&quot;F&quot;;([.$I186]+2)))" office:value-type="float" office:value="18" calcext:value-type="float">
            <text:p>18</text:p>
          </table:table-cell>
          <table:table-cell table:style-name="ce22" table:formula="of:= INDIRECT(CONCATENATE([.$Y$10];&quot;.&quot;;&quot;G&quot;;([.$I186]+2)))" office:value-type="float" office:value="12" calcext:value-type="float">
            <text:p>12</text:p>
          </table:table-cell>
          <table:table-cell table:style-name="ce33" table:formula="of:= INDIRECT(CONCATENATE([.$Y$10];&quot;.&quot;;&quot;H&quot;;([.$I186]+2)))" office:value-type="float" office:value="26" calcext:value-type="float">
            <text:p>2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86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K&quot;;([.$I186]+2)))" office:value-type="float" office:value="15" calcext:value-type="float">
            <text:p>15</text:p>
          </table:table-cell>
          <table:table-cell table:style-name="ce22" table:formula="of:= INDIRECT(CONCATENATE([.$Y$10];&quot;.&quot;;&quot;L&quot;;([.$I186]+2)))" office:value-type="float" office:value="14" calcext:value-type="float">
            <text:p>14</text:p>
          </table:table-cell>
          <table:table-cell table:style-name="ce22" table:formula="of:= INDIRECT(CONCATENATE([.$Y$10];&quot;.&quot;;&quot;M&quot;;([.$I186]+2)))" office:value-type="float" office:value="18" calcext:value-type="float">
            <text:p>18</text:p>
          </table:table-cell>
          <table:table-cell table:style-name="ce33" table:formula="of:= INDIRECT(CONCATENATE([.$Y$10];&quot;.&quot;;&quot;N&quot;;([.$I186]+2)))" office:value-type="float" office:value="27" calcext:value-type="float">
            <text:p>2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86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Q&quot;;([.$I186]+2)))" office:value-type="float" office:value="18" calcext:value-type="float">
            <text:p>18</text:p>
          </table:table-cell>
          <table:table-cell table:style-name="ce22" table:formula="of:= INDIRECT(CONCATENATE([.$Y$10];&quot;.&quot;;&quot;R&quot;;([.$I186]+2)))" office:value-type="float" office:value="22" calcext:value-type="float">
            <text:p>22</text:p>
          </table:table-cell>
          <table:table-cell table:style-name="ce22" table:formula="of:= INDIRECT(CONCATENATE([.$Y$10];&quot;.&quot;;&quot;S&quot;;([.$I186]+2)))" office:value-type="float" office:value="30" calcext:value-type="float">
            <text:p>30</text:p>
          </table:table-cell>
          <table:table-cell table:style-name="ce33" table:formula="of:= INDIRECT(CONCATENATE([.$Y$10];&quot;.&quot;;&quot;T&quot;;([.$I186]+2)))" office:value-type="float" office:value="17" calcext:value-type="float">
            <text:p>1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86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W&quot;;([.$I186]+2)))" office:value-type="float" office:value="6" calcext:value-type="float">
            <text:p>6</text:p>
          </table:table-cell>
          <table:table-cell table:style-name="ce22" table:formula="of:= INDIRECT(CONCATENATE([.$Y$10];&quot;.&quot;;&quot;X&quot;;([.$I186]+2)))" office:value-type="float" office:value="18" calcext:value-type="float">
            <text:p>18</text:p>
          </table:table-cell>
          <table:table-cell table:style-name="ce22" table:formula="of:= INDIRECT(CONCATENATE([.$Y$10];&quot;.&quot;;&quot;Y&quot;;([.$I186]+2)))" office:value-type="float" office:value="16" calcext:value-type="float">
            <text:p>16</text:p>
          </table:table-cell>
          <table:table-cell table:style-name="ce33" table:formula="of:= INDIRECT(CONCATENATE([.$Y$10];&quot;.&quot;;&quot;Z&quot;;([.$I186]+2)))" office:value-type="float" office:value="1" calcext:value-type="float">
            <text:p>1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5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0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0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86]);IF(([.A186]+2)&lt;=[.$Y$10];[.A186]+2;&quot;-&quot;); &quot; - &quot;)" office:value-type="float" office:value="19" calcext:value-type="float" table:number-columns-spanned="2" table:number-rows-spanned="4">
            <text:p>19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86]);IF(([.I186]+2)&lt;=[.$Y$10];[.I186]+2;&quot;-&quot;); &quot; - &quot;)" office:value-type="float" office:value="20" calcext:value-type="float" table:number-columns-spanned="2" table:number-rows-spanned="4">
            <text:p>20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09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E&quot;;([.$I209]+2)))" office:value-type="float" office:value="8" calcext:value-type="float">
            <text:p>8</text:p>
          </table:table-cell>
          <table:table-cell table:style-name="ce22" table:formula="of:= INDIRECT(CONCATENATE([.$Y$10];&quot;.&quot;;&quot;F&quot;;([.$I209]+2)))" office:value-type="float" office:value="25" calcext:value-type="float">
            <text:p>25</text:p>
          </table:table-cell>
          <table:table-cell table:style-name="ce22" table:formula="of:= INDIRECT(CONCATENATE([.$Y$10];&quot;.&quot;;&quot;G&quot;;([.$I209]+2)))" office:value-type="float" office:value="20" calcext:value-type="float">
            <text:p>20</text:p>
          </table:table-cell>
          <table:table-cell table:style-name="ce33" table:formula="of:= INDIRECT(CONCATENATE([.$Y$10];&quot;.&quot;;&quot;H&quot;;([.$I209]+2)))" office:value-type="float" office:value="5" calcext:value-type="float">
            <text:p>5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09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K&quot;;([.$I209]+2)))" office:value-type="float" office:value="12" calcext:value-type="float">
            <text:p>12</text:p>
          </table:table-cell>
          <table:table-cell table:style-name="ce22" table:formula="of:= INDIRECT(CONCATENATE([.$Y$10];&quot;.&quot;;&quot;L&quot;;([.$I209]+2)))" office:value-type="float" office:value="16" calcext:value-type="float">
            <text:p>16</text:p>
          </table:table-cell>
          <table:table-cell table:style-name="ce22" table:formula="of:= INDIRECT(CONCATENATE([.$Y$10];&quot;.&quot;;&quot;M&quot;;([.$I209]+2)))" office:value-type="float" office:value="11" calcext:value-type="float">
            <text:p>11</text:p>
          </table:table-cell>
          <table:table-cell table:style-name="ce33" table:formula="of:= INDIRECT(CONCATENATE([.$Y$10];&quot;.&quot;;&quot;N&quot;;([.$I209]+2)))" office:value-type="float" office:value="20" calcext:value-type="float">
            <text:p>2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09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Q&quot;;([.$I209]+2)))" office:value-type="float" office:value="13" calcext:value-type="float">
            <text:p>13</text:p>
          </table:table-cell>
          <table:table-cell table:style-name="ce22" table:formula="of:= INDIRECT(CONCATENATE([.$Y$10];&quot;.&quot;;&quot;R&quot;;([.$I209]+2)))" office:value-type="float" office:value="20" calcext:value-type="float">
            <text:p>20</text:p>
          </table:table-cell>
          <table:table-cell table:style-name="ce22" table:formula="of:= INDIRECT(CONCATENATE([.$Y$10];&quot;.&quot;;&quot;S&quot;;([.$I209]+2)))" office:value-type="float" office:value="29" calcext:value-type="float">
            <text:p>29</text:p>
          </table:table-cell>
          <table:table-cell table:style-name="ce33" table:formula="of:= INDIRECT(CONCATENATE([.$Y$10];&quot;.&quot;;&quot;T&quot;;([.$I209]+2)))" office:value-type="float" office:value="27" calcext:value-type="float">
            <text:p>2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09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W&quot;;([.$I209]+2)))" office:value-type="float" office:value="21" calcext:value-type="float">
            <text:p>21</text:p>
          </table:table-cell>
          <table:table-cell table:style-name="ce22" table:formula="of:= INDIRECT(CONCATENATE([.$Y$10];&quot;.&quot;;&quot;X&quot;;([.$I209]+2)))" office:value-type="float" office:value="19" calcext:value-type="float">
            <text:p>19</text:p>
          </table:table-cell>
          <table:table-cell table:style-name="ce22" table:formula="of:= INDIRECT(CONCATENATE([.$Y$10];&quot;.&quot;;&quot;Y&quot;;([.$I209]+2)))" office:value-type="float" office:value="20" calcext:value-type="float">
            <text:p>20</text:p>
          </table:table-cell>
          <table:table-cell table:style-name="ce33" table:formula="of:= INDIRECT(CONCATENATE([.$Y$10];&quot;.&quot;;&quot;Z&quot;;([.$I209]+2)))" office:value-type="float" office:value="14" calcext:value-type="float">
            <text:p>14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3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3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09]);IF(([.A209]+2)&lt;=[.$Y$10];[.A209]+2;&quot;-&quot;); &quot; - &quot;)" office:value-type="float" office:value="21" calcext:value-type="float" table:number-columns-spanned="2" table:number-rows-spanned="4">
            <text:p>2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09]);IF(([.I209]+2)&lt;=[.$Y$10];[.I209]+2;&quot;-&quot;); &quot; - &quot;)" office:value-type="float" office:value="22" calcext:value-type="float" table:number-columns-spanned="2" table:number-rows-spanned="4">
            <text:p>2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32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E&quot;;([.$I232]+2)))" office:value-type="float" office:value="27" calcext:value-type="float">
            <text:p>27</text:p>
          </table:table-cell>
          <table:table-cell table:style-name="ce22" table:formula="of:= INDIRECT(CONCATENATE([.$Y$10];&quot;.&quot;;&quot;F&quot;;([.$I232]+2)))" office:value-type="float" office:value="22" calcext:value-type="float">
            <text:p>22</text:p>
          </table:table-cell>
          <table:table-cell table:style-name="ce22" table:formula="of:= INDIRECT(CONCATENATE([.$Y$10];&quot;.&quot;;&quot;G&quot;;([.$I232]+2)))" office:value-type="float" office:value="21" calcext:value-type="float">
            <text:p>21</text:p>
          </table:table-cell>
          <table:table-cell table:style-name="ce33" table:formula="of:= INDIRECT(CONCATENATE([.$Y$10];&quot;.&quot;;&quot;H&quot;;([.$I232]+2)))" office:value-type="float" office:value="16" calcext:value-type="float">
            <text:p>1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32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K&quot;;([.$I232]+2)))" office:value-type="float" office:value="22" calcext:value-type="float">
            <text:p>22</text:p>
          </table:table-cell>
          <table:table-cell table:style-name="ce22" table:formula="of:= INDIRECT(CONCATENATE([.$Y$10];&quot;.&quot;;&quot;L&quot;;([.$I232]+2)))" office:value-type="float" office:value="5" calcext:value-type="float">
            <text:p>5</text:p>
          </table:table-cell>
          <table:table-cell table:style-name="ce22" table:formula="of:= INDIRECT(CONCATENATE([.$Y$10];&quot;.&quot;;&quot;M&quot;;([.$I232]+2)))" office:value-type="float" office:value="23" calcext:value-type="float">
            <text:p>23</text:p>
          </table:table-cell>
          <table:table-cell table:style-name="ce33" table:formula="of:= INDIRECT(CONCATENATE([.$Y$10];&quot;.&quot;;&quot;N&quot;;([.$I232]+2)))" office:value-type="float" office:value="13" calcext:value-type="float">
            <text:p>13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32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Q&quot;;([.$I232]+2)))" office:value-type="float" office:value="18" calcext:value-type="float">
            <text:p>18</text:p>
          </table:table-cell>
          <table:table-cell table:style-name="ce22" table:formula="of:= INDIRECT(CONCATENATE([.$Y$10];&quot;.&quot;;&quot;R&quot;;([.$I232]+2)))" office:value-type="float" office:value="22" calcext:value-type="float">
            <text:p>22</text:p>
          </table:table-cell>
          <table:table-cell table:style-name="ce22" table:formula="of:= INDIRECT(CONCATENATE([.$Y$10];&quot;.&quot;;&quot;S&quot;;([.$I232]+2)))" office:value-type="float" office:value="30" calcext:value-type="float">
            <text:p>30</text:p>
          </table:table-cell>
          <table:table-cell table:style-name="ce33" table:formula="of:= INDIRECT(CONCATENATE([.$Y$10];&quot;.&quot;;&quot;T&quot;;([.$I232]+2)))" office:value-type="float" office:value="17" calcext:value-type="float">
            <text:p>1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32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W&quot;;([.$I232]+2)))" office:value-type="float" office:value="22" calcext:value-type="float">
            <text:p>22</text:p>
          </table:table-cell>
          <table:table-cell table:style-name="ce22" table:formula="of:= INDIRECT(CONCATENATE([.$Y$10];&quot;.&quot;;&quot;X&quot;;([.$I232]+2)))" office:value-type="float" office:value="10" calcext:value-type="float">
            <text:p>10</text:p>
          </table:table-cell>
          <table:table-cell table:style-name="ce22" table:formula="of:= INDIRECT(CONCATENATE([.$Y$10];&quot;.&quot;;&quot;Y&quot;;([.$I232]+2)))" office:value-type="float" office:value="31" calcext:value-type="float">
            <text:p>31</text:p>
          </table:table-cell>
          <table:table-cell table:style-name="ce33" table:formula="of:= INDIRECT(CONCATENATE([.$Y$10];&quot;.&quot;;&quot;Z&quot;;([.$I232]+2)))" office:value-type="float" office:value="29" calcext:value-type="float">
            <text:p>2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255]); CONCATENATE(&quot;Giocatori : &quot;; INDIRECT(CONCATENATE([.$Y$10];&quot;.&quot;;&quot;A&quot;;([.A255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255]); CONCATENATE(&quot;Giocatori : &quot;; INDIRECT(CONCATENATE([.$Y$10];&quot;.&quot;;&quot;A&quot;;([.I255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32]);IF(([.A232]+2)&lt;=[.$Y$10];[.A232]+2;&quot;-&quot;); &quot; - &quot;)" office:value-type="float" office:value="23" calcext:value-type="float" table:number-columns-spanned="2" table:number-rows-spanned="4">
            <text:p>23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32]);IF(([.I232]+2)&lt;=[.$Y$10];[.I232]+2;&quot;-&quot;); &quot; - &quot;)" office:value-type="float" office:value="24" calcext:value-type="float" table:number-columns-spanned="2" table:number-rows-spanned="4">
            <text:p>24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55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E&quot;;([.$I255]+2)))" office:value-type="float" office:value="13" calcext:value-type="float">
            <text:p>13</text:p>
          </table:table-cell>
          <table:table-cell table:style-name="ce22" table:formula="of:= INDIRECT(CONCATENATE([.$Y$10];&quot;.&quot;;&quot;F&quot;;([.$I255]+2)))" office:value-type="float" office:value="3" calcext:value-type="float">
            <text:p>3</text:p>
          </table:table-cell>
          <table:table-cell table:style-name="ce22" table:formula="of:= INDIRECT(CONCATENATE([.$Y$10];&quot;.&quot;;&quot;G&quot;;([.$I255]+2)))" office:value-type="float" office:value="32" calcext:value-type="float">
            <text:p>32</text:p>
          </table:table-cell>
          <table:table-cell table:style-name="ce33" table:formula="of:= INDIRECT(CONCATENATE([.$Y$10];&quot;.&quot;;&quot;H&quot;;([.$I255]+2)))" office:value-type="float" office:value="24" calcext:value-type="float">
            <text:p>24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55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K&quot;;([.$I255]+2)))" office:value-type="float" office:value="24" calcext:value-type="float">
            <text:p>24</text:p>
          </table:table-cell>
          <table:table-cell table:style-name="ce22" table:formula="of:= INDIRECT(CONCATENATE([.$Y$10];&quot;.&quot;;&quot;L&quot;;([.$I255]+2)))" office:value-type="float" office:value="29" calcext:value-type="float">
            <text:p>29</text:p>
          </table:table-cell>
          <table:table-cell table:style-name="ce22" table:formula="of:= INDIRECT(CONCATENATE([.$Y$10];&quot;.&quot;;&quot;M&quot;;([.$I255]+2)))" office:value-type="float" office:value="9" calcext:value-type="float">
            <text:p>9</text:p>
          </table:table-cell>
          <table:table-cell table:style-name="ce33" table:formula="of:= INDIRECT(CONCATENATE([.$Y$10];&quot;.&quot;;&quot;N&quot;;([.$I255]+2)))" office:value-type="float" office:value="19" calcext:value-type="float">
            <text:p>1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55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Q&quot;;([.$I255]+2)))" office:value-type="float" office:value="24" calcext:value-type="float">
            <text:p>24</text:p>
          </table:table-cell>
          <table:table-cell table:style-name="ce22" table:formula="of:= INDIRECT(CONCATENATE([.$Y$10];&quot;.&quot;;&quot;R&quot;;([.$I255]+2)))" office:value-type="float" office:value="2" calcext:value-type="float">
            <text:p>2</text:p>
          </table:table-cell>
          <table:table-cell table:style-name="ce22" table:formula="of:= INDIRECT(CONCATENATE([.$Y$10];&quot;.&quot;;&quot;S&quot;;([.$I255]+2)))" office:value-type="float" office:value="12" calcext:value-type="float">
            <text:p>12</text:p>
          </table:table-cell>
          <table:table-cell table:style-name="ce33" table:formula="of:= INDIRECT(CONCATENATE([.$Y$10];&quot;.&quot;;&quot;T&quot;;([.$I255]+2)))" office:value-type="float" office:value="28" calcext:value-type="float">
            <text:p>2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55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W&quot;;([.$I255]+2)))" office:value-type="float" office:value="24" calcext:value-type="float">
            <text:p>24</text:p>
          </table:table-cell>
          <table:table-cell table:style-name="ce22" table:formula="of:= INDIRECT(CONCATENATE([.$Y$10];&quot;.&quot;;&quot;X&quot;;([.$I255]+2)))" office:value-type="float" office:value="17" calcext:value-type="float">
            <text:p>17</text:p>
          </table:table-cell>
          <table:table-cell table:style-name="ce22" table:formula="of:= INDIRECT(CONCATENATE([.$Y$10];&quot;.&quot;;&quot;Y&quot;;([.$I255]+2)))" office:value-type="float" office:value="7" calcext:value-type="float">
            <text:p>7</text:p>
          </table:table-cell>
          <table:table-cell table:style-name="ce33" table:formula="of:= INDIRECT(CONCATENATE([.$Y$10];&quot;.&quot;;&quot;Z&quot;;([.$I255]+2)))" office:value-type="float" office:value="27" calcext:value-type="float">
            <text:p>2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278]); CONCATENATE(&quot;Giocatori : &quot;; INDIRECT(CONCATENATE([.$Y$10];&quot;.&quot;;&quot;A&quot;;([.A278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278]); CONCATENATE(&quot;Giocatori : &quot;; INDIRECT(CONCATENATE([.$Y$10];&quot;.&quot;;&quot;A&quot;;([.I278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6">
          <table:table-cell table:style-name="ce2" table:formula="of:=IF(ISNONTEXT([.A255]);IF(([.A255]+2)&lt;=[.$Y$10];[.A255]+2;&quot;-&quot;); &quot; - &quot;)" office:value-type="float" office:value="25" calcext:value-type="float" table:number-columns-spanned="2" table:number-rows-spanned="4">
            <text:p>25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55]);IF(([.I255]+2)&lt;=[.$Y$10];[.I255]+2;&quot;-&quot;); &quot; - &quot;)" office:value-type="float" office:value="26" calcext:value-type="float" table:number-columns-spanned="2" table:number-rows-spanned="4">
            <text:p>26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278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E&quot;;([.$I278]+2)))" office:value-type="float" office:value="31" calcext:value-type="float">
            <text:p>31</text:p>
          </table:table-cell>
          <table:table-cell table:style-name="ce22" table:formula="of:= INDIRECT(CONCATENATE([.$Y$10];&quot;.&quot;;&quot;F&quot;;([.$I278]+2)))" office:value-type="float" office:value="18" calcext:value-type="float">
            <text:p>18</text:p>
          </table:table-cell>
          <table:table-cell table:style-name="ce22" table:formula="of:= INDIRECT(CONCATENATE([.$Y$10];&quot;.&quot;;&quot;G&quot;;([.$I278]+2)))" office:value-type="float" office:value="12" calcext:value-type="float">
            <text:p>12</text:p>
          </table:table-cell>
          <table:table-cell table:style-name="ce33" table:formula="of:= INDIRECT(CONCATENATE([.$Y$10];&quot;.&quot;;&quot;H&quot;;([.$I278]+2)))" office:value-type="float" office:value="26" calcext:value-type="float">
            <text:p>26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78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E&quot;;([.$I278]+2)))" office:value-type="float" office:value="31" calcext:value-type="float">
            <text:p>31</text:p>
          </table:table-cell>
          <table:table-cell table:style-name="ce22" table:formula="of:= INDIRECT(CONCATENATE([.$Y$10];&quot;.&quot;;&quot;F&quot;;([.$I278]+2)))" office:value-type="float" office:value="18" calcext:value-type="float">
            <text:p>18</text:p>
          </table:table-cell>
          <table:table-cell table:style-name="ce22" table:formula="of:= INDIRECT(CONCATENATE([.$Y$10];&quot;.&quot;;&quot;G&quot;;([.$I278]+2)))" office:value-type="float" office:value="12" calcext:value-type="float">
            <text:p>12</text:p>
          </table:table-cell>
          <table:table-cell table:style-name="ce33" table:formula="of:= INDIRECT(CONCATENATE([.$Y$10];&quot;.&quot;;&quot;H&quot;;([.$I278]+2)))" office:value-type="float" office:value="26" calcext:value-type="float">
            <text:p>2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278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K&quot;;([.$I278]+2)))" office:value-type="float" office:value="30" calcext:value-type="float">
            <text:p>30</text:p>
          </table:table-cell>
          <table:table-cell table:style-name="ce22" table:formula="of:= INDIRECT(CONCATENATE([.$Y$10];&quot;.&quot;;&quot;L&quot;;([.$I278]+2)))" office:value-type="float" office:value="26" calcext:value-type="float">
            <text:p>26</text:p>
          </table:table-cell>
          <table:table-cell table:style-name="ce22" table:formula="of:= INDIRECT(CONCATENATE([.$Y$10];&quot;.&quot;;&quot;M&quot;;([.$I278]+2)))" office:value-type="float" office:value="6" calcext:value-type="float">
            <text:p>6</text:p>
          </table:table-cell>
          <table:table-cell table:style-name="ce33" table:formula="of:= INDIRECT(CONCATENATE([.$Y$10];&quot;.&quot;;&quot;N&quot;;([.$I278]+2)))" office:value-type="float" office:value="10" calcext:value-type="float">
            <text:p>1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78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K&quot;;([.$I278]+2)))" office:value-type="float" office:value="30" calcext:value-type="float">
            <text:p>30</text:p>
          </table:table-cell>
          <table:table-cell table:style-name="ce22" table:formula="of:= INDIRECT(CONCATENATE([.$Y$10];&quot;.&quot;;&quot;L&quot;;([.$I278]+2)))" office:value-type="float" office:value="26" calcext:value-type="float">
            <text:p>26</text:p>
          </table:table-cell>
          <table:table-cell table:style-name="ce22" table:formula="of:= INDIRECT(CONCATENATE([.$Y$10];&quot;.&quot;;&quot;M&quot;;([.$I278]+2)))" office:value-type="float" office:value="6" calcext:value-type="float">
            <text:p>6</text:p>
          </table:table-cell>
          <table:table-cell table:style-name="ce33" table:formula="of:= INDIRECT(CONCATENATE([.$Y$10];&quot;.&quot;;&quot;N&quot;;([.$I278]+2)))" office:value-type="float" office:value="10" calcext:value-type="float">
            <text:p>1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278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Q&quot;;([.$I278]+2)))" office:value-type="float" office:value="3" calcext:value-type="float">
            <text:p>3</text:p>
          </table:table-cell>
          <table:table-cell table:style-name="ce22" table:formula="of:= INDIRECT(CONCATENATE([.$Y$10];&quot;.&quot;;&quot;R&quot;;([.$I278]+2)))" office:value-type="float" office:value="25" calcext:value-type="float">
            <text:p>25</text:p>
          </table:table-cell>
          <table:table-cell table:style-name="ce22" table:formula="of:= INDIRECT(CONCATENATE([.$Y$10];&quot;.&quot;;&quot;S&quot;;([.$I278]+2)))" office:value-type="float" office:value="26" calcext:value-type="float">
            <text:p>26</text:p>
          </table:table-cell>
          <table:table-cell table:style-name="ce33" table:formula="of:= INDIRECT(CONCATENATE([.$Y$10];&quot;.&quot;;&quot;T&quot;;([.$I278]+2)))" office:value-type="float" office:value="9" calcext:value-type="float">
            <text:p>9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78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Q&quot;;([.$I278]+2)))" office:value-type="float" office:value="3" calcext:value-type="float">
            <text:p>3</text:p>
          </table:table-cell>
          <table:table-cell table:style-name="ce22" table:formula="of:= INDIRECT(CONCATENATE([.$Y$10];&quot;.&quot;;&quot;R&quot;;([.$I278]+2)))" office:value-type="float" office:value="25" calcext:value-type="float">
            <text:p>25</text:p>
          </table:table-cell>
          <table:table-cell table:style-name="ce22" table:formula="of:= INDIRECT(CONCATENATE([.$Y$10];&quot;.&quot;;&quot;S&quot;;([.$I278]+2)))" office:value-type="float" office:value="26" calcext:value-type="float">
            <text:p>26</text:p>
          </table:table-cell>
          <table:table-cell table:style-name="ce33" table:formula="of:= INDIRECT(CONCATENATE([.$Y$10];&quot;.&quot;;&quot;T&quot;;([.$I278]+2)))" office:value-type="float" office:value="9" calcext:value-type="float">
            <text:p>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278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W&quot;;([.$I278]+2)))" office:value-type="float" office:value="11" calcext:value-type="float">
            <text:p>11</text:p>
          </table:table-cell>
          <table:table-cell table:style-name="ce22" table:formula="of:= INDIRECT(CONCATENATE([.$Y$10];&quot;.&quot;;&quot;X&quot;;([.$I278]+2)))" office:value-type="float" office:value="26" calcext:value-type="float">
            <text:p>26</text:p>
          </table:table-cell>
          <table:table-cell table:style-name="ce22" table:formula="of:= INDIRECT(CONCATENATE([.$Y$10];&quot;.&quot;;&quot;Y&quot;;([.$I278]+2)))" office:value-type="float" office:value="5" calcext:value-type="float">
            <text:p>5</text:p>
          </table:table-cell>
          <table:table-cell table:style-name="ce33" table:formula="of:= INDIRECT(CONCATENATE([.$Y$10];&quot;.&quot;;&quot;Z&quot;;([.$I278]+2)))" office:value-type="float" office:value="28" calcext:value-type="float">
            <text:p>28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78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W&quot;;([.$I278]+2)))" office:value-type="float" office:value="11" calcext:value-type="float">
            <text:p>11</text:p>
          </table:table-cell>
          <table:table-cell table:style-name="ce22" table:formula="of:= INDIRECT(CONCATENATE([.$Y$10];&quot;.&quot;;&quot;X&quot;;([.$I278]+2)))" office:value-type="float" office:value="26" calcext:value-type="float">
            <text:p>26</text:p>
          </table:table-cell>
          <table:table-cell table:style-name="ce22" table:formula="of:= INDIRECT(CONCATENATE([.$Y$10];&quot;.&quot;;&quot;Y&quot;;([.$I278]+2)))" office:value-type="float" office:value="5" calcext:value-type="float">
            <text:p>5</text:p>
          </table:table-cell>
          <table:table-cell table:style-name="ce33" table:formula="of:= INDIRECT(CONCATENATE([.$Y$10];&quot;.&quot;;&quot;Z&quot;;([.$I278]+2)))" office:value-type="float" office:value="28" calcext:value-type="float">
            <text:p>2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6">
          <table:table-cell table:number-columns-repeated="17"/>
          <table:table-cell table:style-name="ce39"/>
          <table:table-cell table:number-columns-repeated="1006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301]); CONCATENATE(&quot;Giocatori : &quot;; INDIRECT(CONCATENATE([.$Y$10];&quot;.&quot;;&quot;A&quot;;([.A301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301]); CONCATENATE(&quot;Giocatori : &quot;; INDIRECT(CONCATENATE([.$Y$10];&quot;.&quot;;&quot;A&quot;;([.I301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2"/>
          <table:table-cell table:formula="of:=IF(ISNONTEXT([.I278]);IF(([.I278]+2)&lt;=[.$Y$10];[.I278]+2;&quot;-&quot;); &quot; - &quot;)" office:value-type="float" office:value="28" calcext:value-type="float">
            <text:p>28</text:p>
          </table:table-cell>
          <table:table-cell table:number-columns-repeated="1004"/>
        </table:table-row>
        <table:table-row table:style-name="ro6">
          <table:table-cell table:style-name="ce2" table:formula="of:=IF(ISNONTEXT([.A278]);IF(([.A278]+2)&lt;=[.$Y$10];[.A278]+2;&quot;-&quot;); &quot; - &quot;)" office:value-type="float" office:value="27" calcext:value-type="float" table:number-columns-spanned="2" table:number-rows-spanned="4">
            <text:p>27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78]);IF(([.I278]+2)&lt;=[.$Y$10];[.I278]+2;&quot;-&quot;); &quot; - &quot;)" office:value-type="float" office:value="28" calcext:value-type="float" table:number-columns-spanned="2" table:number-rows-spanned="4">
            <text:p>28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301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E&quot;;([.$I301]+2)))" office:value-type="float" office:value="1" calcext:value-type="float">
            <text:p>1</text:p>
          </table:table-cell>
          <table:table-cell table:style-name="ce22" table:formula="of:= INDIRECT(CONCATENATE([.$Y$10];&quot;.&quot;;&quot;F&quot;;([.$I301]+2)))" office:value-type="float" office:value="30" calcext:value-type="float">
            <text:p>30</text:p>
          </table:table-cell>
          <table:table-cell table:style-name="ce22" table:formula="of:= INDIRECT(CONCATENATE([.$Y$10];&quot;.&quot;;&quot;G&quot;;([.$I301]+2)))" office:value-type="float" office:value="28" calcext:value-type="float">
            <text:p>28</text:p>
          </table:table-cell>
          <table:table-cell table:style-name="ce33" table:formula="of:= INDIRECT(CONCATENATE([.$Y$10];&quot;.&quot;;&quot;H&quot;;([.$I301]+2)))" office:value-type="float" office:value="9" calcext:value-type="float">
            <text:p>9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301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E&quot;;([.$I301]+2)))" office:value-type="float" office:value="1" calcext:value-type="float">
            <text:p>1</text:p>
          </table:table-cell>
          <table:table-cell table:style-name="ce22" table:formula="of:= INDIRECT(CONCATENATE([.$Y$10];&quot;.&quot;;&quot;F&quot;;([.$I301]+2)))" office:value-type="float" office:value="30" calcext:value-type="float">
            <text:p>30</text:p>
          </table:table-cell>
          <table:table-cell table:style-name="ce22" table:formula="of:= INDIRECT(CONCATENATE([.$Y$10];&quot;.&quot;;&quot;G&quot;;([.$I301]+2)))" office:value-type="float" office:value="28" calcext:value-type="float">
            <text:p>28</text:p>
          </table:table-cell>
          <table:table-cell table:style-name="ce33" table:formula="of:= INDIRECT(CONCATENATE([.$Y$10];&quot;.&quot;;&quot;H&quot;;([.$I301]+2)))" office:value-type="float" office:value="9" calcext:value-type="float">
            <text:p>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301]+2)))" office:value-type="float" office:value="6" calcext:value-type="float" table:number-columns-spanned="2" table:number-rows-spanned="1">
            <text:p>6</text:p>
          </table:table-cell>
          <table:covered-table-cell table:style-name="ce13"/>
          <table:table-cell table:style-name="ce23" table:formula="of:= INDIRECT(CONCATENATE([.$Y$10];&quot;.&quot;;&quot;K&quot;;([.$I301]+2)))" office:value-type="float" office:value="17" calcext:value-type="float">
            <text:p>17</text:p>
          </table:table-cell>
          <table:table-cell table:style-name="ce22" table:formula="of:= INDIRECT(CONCATENATE([.$Y$10];&quot;.&quot;;&quot;L&quot;;([.$I301]+2)))" office:value-type="float" office:value="28" calcext:value-type="float">
            <text:p>28</text:p>
          </table:table-cell>
          <table:table-cell table:style-name="ce22" table:formula="of:= INDIRECT(CONCATENATE([.$Y$10];&quot;.&quot;;&quot;M&quot;;([.$I301]+2)))" office:value-type="float" office:value="32" calcext:value-type="float">
            <text:p>32</text:p>
          </table:table-cell>
          <table:table-cell table:style-name="ce33" table:formula="of:= INDIRECT(CONCATENATE([.$Y$10];&quot;.&quot;;&quot;N&quot;;([.$I301]+2)))" office:value-type="float" office:value="25" calcext:value-type="float">
            <text:p>25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301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K&quot;;([.$I301]+2)))" office:value-type="float" office:value="17" calcext:value-type="float">
            <text:p>17</text:p>
          </table:table-cell>
          <table:table-cell table:style-name="ce22" table:formula="of:= INDIRECT(CONCATENATE([.$Y$10];&quot;.&quot;;&quot;L&quot;;([.$I301]+2)))" office:value-type="float" office:value="28" calcext:value-type="float">
            <text:p>28</text:p>
          </table:table-cell>
          <table:table-cell table:style-name="ce22" table:formula="of:= INDIRECT(CONCATENATE([.$Y$10];&quot;.&quot;;&quot;M&quot;;([.$I301]+2)))" office:value-type="float" office:value="32" calcext:value-type="float">
            <text:p>32</text:p>
          </table:table-cell>
          <table:table-cell table:style-name="ce33" table:formula="of:= INDIRECT(CONCATENATE([.$Y$10];&quot;.&quot;;&quot;N&quot;;([.$I301]+2)))" office:value-type="float" office:value="25" calcext:value-type="float">
            <text:p>25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301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Q&quot;;([.$I301]+2)))" office:value-type="float" office:value="24" calcext:value-type="float">
            <text:p>24</text:p>
          </table:table-cell>
          <table:table-cell table:style-name="ce22" table:formula="of:= INDIRECT(CONCATENATE([.$Y$10];&quot;.&quot;;&quot;R&quot;;([.$I301]+2)))" office:value-type="float" office:value="2" calcext:value-type="float">
            <text:p>2</text:p>
          </table:table-cell>
          <table:table-cell table:style-name="ce22" table:formula="of:= INDIRECT(CONCATENATE([.$Y$10];&quot;.&quot;;&quot;S&quot;;([.$I301]+2)))" office:value-type="float" office:value="12" calcext:value-type="float">
            <text:p>12</text:p>
          </table:table-cell>
          <table:table-cell table:style-name="ce33" table:formula="of:= INDIRECT(CONCATENATE([.$Y$10];&quot;.&quot;;&quot;T&quot;;([.$I301]+2)))" office:value-type="float" office:value="28" calcext:value-type="float">
            <text:p>28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301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Q&quot;;([.$I301]+2)))" office:value-type="float" office:value="24" calcext:value-type="float">
            <text:p>24</text:p>
          </table:table-cell>
          <table:table-cell table:style-name="ce22" table:formula="of:= INDIRECT(CONCATENATE([.$Y$10];&quot;.&quot;;&quot;R&quot;;([.$I301]+2)))" office:value-type="float" office:value="2" calcext:value-type="float">
            <text:p>2</text:p>
          </table:table-cell>
          <table:table-cell table:style-name="ce22" table:formula="of:= INDIRECT(CONCATENATE([.$Y$10];&quot;.&quot;;&quot;S&quot;;([.$I301]+2)))" office:value-type="float" office:value="12" calcext:value-type="float">
            <text:p>12</text:p>
          </table:table-cell>
          <table:table-cell table:style-name="ce33" table:formula="of:= INDIRECT(CONCATENATE([.$Y$10];&quot;.&quot;;&quot;T&quot;;([.$I301]+2)))" office:value-type="float" office:value="28" calcext:value-type="float">
            <text:p>2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301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W&quot;;([.$I301]+2)))" office:value-type="float" office:value="11" calcext:value-type="float">
            <text:p>11</text:p>
          </table:table-cell>
          <table:table-cell table:style-name="ce22" table:formula="of:= INDIRECT(CONCATENATE([.$Y$10];&quot;.&quot;;&quot;X&quot;;([.$I301]+2)))" office:value-type="float" office:value="26" calcext:value-type="float">
            <text:p>26</text:p>
          </table:table-cell>
          <table:table-cell table:style-name="ce22" table:formula="of:= INDIRECT(CONCATENATE([.$Y$10];&quot;.&quot;;&quot;Y&quot;;([.$I301]+2)))" office:value-type="float" office:value="5" calcext:value-type="float">
            <text:p>5</text:p>
          </table:table-cell>
          <table:table-cell table:style-name="ce33" table:formula="of:= INDIRECT(CONCATENATE([.$Y$10];&quot;.&quot;;&quot;Z&quot;;([.$I301]+2)))" office:value-type="float" office:value="28" calcext:value-type="float">
            <text:p>28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301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W&quot;;([.$I301]+2)))" office:value-type="float" office:value="11" calcext:value-type="float">
            <text:p>11</text:p>
          </table:table-cell>
          <table:table-cell table:style-name="ce22" table:formula="of:= INDIRECT(CONCATENATE([.$Y$10];&quot;.&quot;;&quot;X&quot;;([.$I301]+2)))" office:value-type="float" office:value="26" calcext:value-type="float">
            <text:p>26</text:p>
          </table:table-cell>
          <table:table-cell table:style-name="ce22" table:formula="of:= INDIRECT(CONCATENATE([.$Y$10];&quot;.&quot;;&quot;Y&quot;;([.$I301]+2)))" office:value-type="float" office:value="5" calcext:value-type="float">
            <text:p>5</text:p>
          </table:table-cell>
          <table:table-cell table:style-name="ce33" table:formula="of:= INDIRECT(CONCATENATE([.$Y$10];&quot;.&quot;;&quot;Z&quot;;([.$I301]+2)))" office:value-type="float" office:value="28" calcext:value-type="float">
            <text:p>28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324]); CONCATENATE(&quot;Giocatori : &quot;; INDIRECT(CONCATENATE([.$Y$10];&quot;.&quot;;&quot;A&quot;;([.A324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324]); CONCATENATE(&quot;Giocatori : &quot;; INDIRECT(CONCATENATE([.$Y$10];&quot;.&quot;;&quot;A&quot;;([.I324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6">
          <table:table-cell table:style-name="ce2" table:formula="of:=IF(ISNONTEXT([.A301]);IF(([.A301]+2)&lt;=[.$Y$10];[.A301]+2;&quot;-&quot;); &quot; - &quot;)" office:value-type="float" office:value="29" calcext:value-type="float" table:number-columns-spanned="2" table:number-rows-spanned="4">
            <text:p>29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301]);IF(([.I301]+2)&lt;=[.$Y$10];[.I301]+2;&quot;-&quot;); &quot; - &quot;)" office:value-type="float" office:value="30" calcext:value-type="float" table:number-columns-spanned="2" table:number-rows-spanned="4">
            <text:p>30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324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E&quot;;([.$I324]+2)))" office:value-type="float" office:value="1" calcext:value-type="float">
            <text:p>1</text:p>
          </table:table-cell>
          <table:table-cell table:style-name="ce22" table:formula="of:= INDIRECT(CONCATENATE([.$Y$10];&quot;.&quot;;&quot;F&quot;;([.$I324]+2)))" office:value-type="float" office:value="30" calcext:value-type="float">
            <text:p>30</text:p>
          </table:table-cell>
          <table:table-cell table:style-name="ce22" table:formula="of:= INDIRECT(CONCATENATE([.$Y$10];&quot;.&quot;;&quot;G&quot;;([.$I324]+2)))" office:value-type="float" office:value="28" calcext:value-type="float">
            <text:p>28</text:p>
          </table:table-cell>
          <table:table-cell table:style-name="ce33" table:formula="of:= INDIRECT(CONCATENATE([.$Y$10];&quot;.&quot;;&quot;H&quot;;([.$I324]+2)))" office:value-type="float" office:value="9" calcext:value-type="float">
            <text:p>9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324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E&quot;;([.$I324]+2)))" office:value-type="float" office:value="1" calcext:value-type="float">
            <text:p>1</text:p>
          </table:table-cell>
          <table:table-cell table:style-name="ce22" table:formula="of:= INDIRECT(CONCATENATE([.$Y$10];&quot;.&quot;;&quot;F&quot;;([.$I324]+2)))" office:value-type="float" office:value="30" calcext:value-type="float">
            <text:p>30</text:p>
          </table:table-cell>
          <table:table-cell table:style-name="ce22" table:formula="of:= INDIRECT(CONCATENATE([.$Y$10];&quot;.&quot;;&quot;G&quot;;([.$I324]+2)))" office:value-type="float" office:value="28" calcext:value-type="float">
            <text:p>28</text:p>
          </table:table-cell>
          <table:table-cell table:style-name="ce33" table:formula="of:= INDIRECT(CONCATENATE([.$Y$10];&quot;.&quot;;&quot;H&quot;;([.$I324]+2)))" office:value-type="float" office:value="9" calcext:value-type="float">
            <text:p>9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324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K&quot;;([.$I324]+2)))" office:value-type="float" office:value="30" calcext:value-type="float">
            <text:p>30</text:p>
          </table:table-cell>
          <table:table-cell table:style-name="ce22" table:formula="of:= INDIRECT(CONCATENATE([.$Y$10];&quot;.&quot;;&quot;L&quot;;([.$I324]+2)))" office:value-type="float" office:value="26" calcext:value-type="float">
            <text:p>26</text:p>
          </table:table-cell>
          <table:table-cell table:style-name="ce22" table:formula="of:= INDIRECT(CONCATENATE([.$Y$10];&quot;.&quot;;&quot;M&quot;;([.$I324]+2)))" office:value-type="float" office:value="6" calcext:value-type="float">
            <text:p>6</text:p>
          </table:table-cell>
          <table:table-cell table:style-name="ce33" table:formula="of:= INDIRECT(CONCATENATE([.$Y$10];&quot;.&quot;;&quot;N&quot;;([.$I324]+2)))" office:value-type="float" office:value="10" calcext:value-type="float">
            <text:p>1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324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K&quot;;([.$I324]+2)))" office:value-type="float" office:value="30" calcext:value-type="float">
            <text:p>30</text:p>
          </table:table-cell>
          <table:table-cell table:style-name="ce22" table:formula="of:= INDIRECT(CONCATENATE([.$Y$10];&quot;.&quot;;&quot;L&quot;;([.$I324]+2)))" office:value-type="float" office:value="26" calcext:value-type="float">
            <text:p>26</text:p>
          </table:table-cell>
          <table:table-cell table:style-name="ce22" table:formula="of:= INDIRECT(CONCATENATE([.$Y$10];&quot;.&quot;;&quot;M&quot;;([.$I324]+2)))" office:value-type="float" office:value="6" calcext:value-type="float">
            <text:p>6</text:p>
          </table:table-cell>
          <table:table-cell table:style-name="ce33" table:formula="of:= INDIRECT(CONCATENATE([.$Y$10];&quot;.&quot;;&quot;N&quot;;([.$I324]+2)))" office:value-type="float" office:value="10" calcext:value-type="float">
            <text:p>1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324]+2)))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3" table:formula="of:= INDIRECT(CONCATENATE([.$Y$10];&quot;.&quot;;&quot;Q&quot;;([.$I324]+2)))" office:value-type="float" office:value="18" calcext:value-type="float">
            <text:p>18</text:p>
          </table:table-cell>
          <table:table-cell table:style-name="ce22" table:formula="of:= INDIRECT(CONCATENATE([.$Y$10];&quot;.&quot;;&quot;R&quot;;([.$I324]+2)))" office:value-type="float" office:value="22" calcext:value-type="float">
            <text:p>22</text:p>
          </table:table-cell>
          <table:table-cell table:style-name="ce22" table:formula="of:= INDIRECT(CONCATENATE([.$Y$10];&quot;.&quot;;&quot;S&quot;;([.$I324]+2)))" office:value-type="float" office:value="30" calcext:value-type="float">
            <text:p>30</text:p>
          </table:table-cell>
          <table:table-cell table:style-name="ce33" table:formula="of:= INDIRECT(CONCATENATE([.$Y$10];&quot;.&quot;;&quot;T&quot;;([.$I324]+2)))" office:value-type="float" office:value="17" calcext:value-type="float">
            <text:p>17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324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Q&quot;;([.$I324]+2)))" office:value-type="float" office:value="18" calcext:value-type="float">
            <text:p>18</text:p>
          </table:table-cell>
          <table:table-cell table:style-name="ce22" table:formula="of:= INDIRECT(CONCATENATE([.$Y$10];&quot;.&quot;;&quot;R&quot;;([.$I324]+2)))" office:value-type="float" office:value="22" calcext:value-type="float">
            <text:p>22</text:p>
          </table:table-cell>
          <table:table-cell table:style-name="ce22" table:formula="of:= INDIRECT(CONCATENATE([.$Y$10];&quot;.&quot;;&quot;S&quot;;([.$I324]+2)))" office:value-type="float" office:value="30" calcext:value-type="float">
            <text:p>30</text:p>
          </table:table-cell>
          <table:table-cell table:style-name="ce33" table:formula="of:= INDIRECT(CONCATENATE([.$Y$10];&quot;.&quot;;&quot;T&quot;;([.$I324]+2)))" office:value-type="float" office:value="17" calcext:value-type="float">
            <text:p>17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324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W&quot;;([.$I324]+2)))" office:value-type="float" office:value="4" calcext:value-type="float">
            <text:p>4</text:p>
          </table:table-cell>
          <table:table-cell table:style-name="ce22" table:formula="of:= INDIRECT(CONCATENATE([.$Y$10];&quot;.&quot;;&quot;X&quot;;([.$I324]+2)))" office:value-type="float" office:value="23" calcext:value-type="float">
            <text:p>23</text:p>
          </table:table-cell>
          <table:table-cell table:style-name="ce22" table:formula="of:= INDIRECT(CONCATENATE([.$Y$10];&quot;.&quot;;&quot;Y&quot;;([.$I324]+2)))" office:value-type="float" office:value="30" calcext:value-type="float">
            <text:p>30</text:p>
          </table:table-cell>
          <table:table-cell table:style-name="ce33" table:formula="of:= INDIRECT(CONCATENATE([.$Y$10];&quot;.&quot;;&quot;Z&quot;;([.$I324]+2)))" office:value-type="float" office:value="3" calcext:value-type="float">
            <text:p>3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324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W&quot;;([.$I324]+2)))" office:value-type="float" office:value="4" calcext:value-type="float">
            <text:p>4</text:p>
          </table:table-cell>
          <table:table-cell table:style-name="ce22" table:formula="of:= INDIRECT(CONCATENATE([.$Y$10];&quot;.&quot;;&quot;X&quot;;([.$I324]+2)))" office:value-type="float" office:value="23" calcext:value-type="float">
            <text:p>23</text:p>
          </table:table-cell>
          <table:table-cell table:style-name="ce22" table:formula="of:= INDIRECT(CONCATENATE([.$Y$10];&quot;.&quot;;&quot;Y&quot;;([.$I324]+2)))" office:value-type="float" office:value="30" calcext:value-type="float">
            <text:p>30</text:p>
          </table:table-cell>
          <table:table-cell table:style-name="ce33" table:formula="of:= INDIRECT(CONCATENATE([.$Y$10];&quot;.&quot;;&quot;Z&quot;;([.$I324]+2)))" office:value-type="float" office:value="3" calcext:value-type="float">
            <text:p>3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7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347]); CONCATENATE(&quot;Giocatori : &quot;; INDIRECT(CONCATENATE([.$Y$10];&quot;.&quot;;&quot;A&quot;;([.A347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347]); CONCATENATE(&quot;Giocatori : &quot;; INDIRECT(CONCATENATE([.$Y$10];&quot;.&quot;;&quot;A&quot;;([.I347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6">
          <table:table-cell table:style-name="ce2" table:formula="of:=IF(ISNONTEXT([.A324]);IF(([.A324]+2)&lt;=[.$Y$10];[.A324]+2;&quot;-&quot;); &quot; - &quot;)" office:value-type="float" office:value="31" calcext:value-type="float" table:number-columns-spanned="2" table:number-rows-spanned="4">
            <text:p>3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324]);IF(([.I324]+2)&lt;=[.$Y$10];[.I324]+2;&quot;-&quot;); &quot; - &quot;)" office:value-type="float" office:value="32" calcext:value-type="float" table:number-columns-spanned="2" table:number-rows-spanned="4">
            <text:p>3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347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E&quot;;([.$I347]+2)))" office:value-type="float" office:value="13" calcext:value-type="float">
            <text:p>13</text:p>
          </table:table-cell>
          <table:table-cell table:style-name="ce22" table:formula="of:= INDIRECT(CONCATENATE([.$Y$10];&quot;.&quot;;&quot;F&quot;;([.$I347]+2)))" office:value-type="float" office:value="3" calcext:value-type="float">
            <text:p>3</text:p>
          </table:table-cell>
          <table:table-cell table:style-name="ce22" table:formula="of:= INDIRECT(CONCATENATE([.$Y$10];&quot;.&quot;;&quot;G&quot;;([.$I347]+2)))" office:value-type="float" office:value="32" calcext:value-type="float">
            <text:p>32</text:p>
          </table:table-cell>
          <table:table-cell table:style-name="ce33" table:formula="of:= INDIRECT(CONCATENATE([.$Y$10];&quot;.&quot;;&quot;H&quot;;([.$I347]+2)))" office:value-type="float" office:value="24" calcext:value-type="float">
            <text:p>2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347]+2)))" office:value-type="float" office:value="7" calcext:value-type="float" table:number-columns-spanned="2" table:number-rows-spanned="1">
            <text:p>7</text:p>
          </table:table-cell>
          <table:covered-table-cell table:style-name="ce13"/>
          <table:table-cell table:style-name="ce23" table:formula="of:= INDIRECT(CONCATENATE([.$Y$10];&quot;.&quot;;&quot;E&quot;;([.$I347]+2)))" office:value-type="float" office:value="13" calcext:value-type="float">
            <text:p>13</text:p>
          </table:table-cell>
          <table:table-cell table:style-name="ce22" table:formula="of:= INDIRECT(CONCATENATE([.$Y$10];&quot;.&quot;;&quot;F&quot;;([.$I347]+2)))" office:value-type="float" office:value="3" calcext:value-type="float">
            <text:p>3</text:p>
          </table:table-cell>
          <table:table-cell table:style-name="ce22" table:formula="of:= INDIRECT(CONCATENATE([.$Y$10];&quot;.&quot;;&quot;G&quot;;([.$I347]+2)))" office:value-type="float" office:value="32" calcext:value-type="float">
            <text:p>32</text:p>
          </table:table-cell>
          <table:table-cell table:style-name="ce33" table:formula="of:= INDIRECT(CONCATENATE([.$Y$10];&quot;.&quot;;&quot;H&quot;;([.$I347]+2)))" office:value-type="float" office:value="24" calcext:value-type="float">
            <text:p>24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347]+2)))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3" table:formula="of:= INDIRECT(CONCATENATE([.$Y$10];&quot;.&quot;;&quot;K&quot;;([.$I347]+2)))" office:value-type="float" office:value="17" calcext:value-type="float">
            <text:p>17</text:p>
          </table:table-cell>
          <table:table-cell table:style-name="ce22" table:formula="of:= INDIRECT(CONCATENATE([.$Y$10];&quot;.&quot;;&quot;L&quot;;([.$I347]+2)))" office:value-type="float" office:value="28" calcext:value-type="float">
            <text:p>28</text:p>
          </table:table-cell>
          <table:table-cell table:style-name="ce22" table:formula="of:= INDIRECT(CONCATENATE([.$Y$10];&quot;.&quot;;&quot;M&quot;;([.$I347]+2)))" office:value-type="float" office:value="32" calcext:value-type="float">
            <text:p>32</text:p>
          </table:table-cell>
          <table:table-cell table:style-name="ce33" table:formula="of:= INDIRECT(CONCATENATE([.$Y$10];&quot;.&quot;;&quot;N&quot;;([.$I347]+2)))" office:value-type="float" office:value="25" calcext:value-type="float">
            <text:p>25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347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K&quot;;([.$I347]+2)))" office:value-type="float" office:value="17" calcext:value-type="float">
            <text:p>17</text:p>
          </table:table-cell>
          <table:table-cell table:style-name="ce22" table:formula="of:= INDIRECT(CONCATENATE([.$Y$10];&quot;.&quot;;&quot;L&quot;;([.$I347]+2)))" office:value-type="float" office:value="28" calcext:value-type="float">
            <text:p>28</text:p>
          </table:table-cell>
          <table:table-cell table:style-name="ce22" table:formula="of:= INDIRECT(CONCATENATE([.$Y$10];&quot;.&quot;;&quot;M&quot;;([.$I347]+2)))" office:value-type="float" office:value="32" calcext:value-type="float">
            <text:p>32</text:p>
          </table:table-cell>
          <table:table-cell table:style-name="ce33" table:formula="of:= INDIRECT(CONCATENATE([.$Y$10];&quot;.&quot;;&quot;N&quot;;([.$I347]+2)))" office:value-type="float" office:value="25" calcext:value-type="float">
            <text:p>25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347]+2)))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23" table:formula="of:= INDIRECT(CONCATENATE([.$Y$10];&quot;.&quot;;&quot;Q&quot;;([.$I347]+2)))" office:value-type="float" office:value="32" calcext:value-type="float">
            <text:p>32</text:p>
          </table:table-cell>
          <table:table-cell table:style-name="ce22" table:formula="of:= INDIRECT(CONCATENATE([.$Y$10];&quot;.&quot;;&quot;R&quot;;([.$I347]+2)))" office:value-type="float" office:value="23" calcext:value-type="float">
            <text:p>23</text:p>
          </table:table-cell>
          <table:table-cell table:style-name="ce22" table:formula="of:= INDIRECT(CONCATENATE([.$Y$10];&quot;.&quot;;&quot;S&quot;;([.$I347]+2)))" office:value-type="float" office:value="21" calcext:value-type="float">
            <text:p>21</text:p>
          </table:table-cell>
          <table:table-cell table:style-name="ce33" table:formula="of:= INDIRECT(CONCATENATE([.$Y$10];&quot;.&quot;;&quot;T&quot;;([.$I347]+2)))" office:value-type="float" office:value="6" calcext:value-type="float">
            <text:p>6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347]+2)))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3" table:formula="of:= INDIRECT(CONCATENATE([.$Y$10];&quot;.&quot;;&quot;Q&quot;;([.$I347]+2)))" office:value-type="float" office:value="32" calcext:value-type="float">
            <text:p>32</text:p>
          </table:table-cell>
          <table:table-cell table:style-name="ce22" table:formula="of:= INDIRECT(CONCATENATE([.$Y$10];&quot;.&quot;;&quot;R&quot;;([.$I347]+2)))" office:value-type="float" office:value="23" calcext:value-type="float">
            <text:p>23</text:p>
          </table:table-cell>
          <table:table-cell table:style-name="ce22" table:formula="of:= INDIRECT(CONCATENATE([.$Y$10];&quot;.&quot;;&quot;S&quot;;([.$I347]+2)))" office:value-type="float" office:value="21" calcext:value-type="float">
            <text:p>21</text:p>
          </table:table-cell>
          <table:table-cell table:style-name="ce33" table:formula="of:= INDIRECT(CONCATENATE([.$Y$10];&quot;.&quot;;&quot;T&quot;;([.$I347]+2)))" office:value-type="float" office:value="6" calcext:value-type="float">
            <text:p>6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347]+2)))" office:value-type="float" office:value="5" calcext:value-type="float" table:number-columns-spanned="2" table:number-rows-spanned="1">
            <text:p>5</text:p>
          </table:table-cell>
          <table:covered-table-cell table:style-name="ce13"/>
          <table:table-cell table:style-name="ce23" table:formula="of:= INDIRECT(CONCATENATE([.$Y$10];&quot;.&quot;;&quot;W&quot;;([.$I347]+2)))" office:value-type="float" office:value="8" calcext:value-type="float">
            <text:p>8</text:p>
          </table:table-cell>
          <table:table-cell table:style-name="ce22" table:formula="of:= INDIRECT(CONCATENATE([.$Y$10];&quot;.&quot;;&quot;X&quot;;([.$I347]+2)))" office:value-type="float" office:value="9" calcext:value-type="float">
            <text:p>9</text:p>
          </table:table-cell>
          <table:table-cell table:style-name="ce22" table:formula="of:= INDIRECT(CONCATENATE([.$Y$10];&quot;.&quot;;&quot;Y&quot;;([.$I347]+2)))" office:value-type="float" office:value="12" calcext:value-type="float">
            <text:p>12</text:p>
          </table:table-cell>
          <table:table-cell table:style-name="ce33" table:formula="of:= INDIRECT(CONCATENATE([.$Y$10];&quot;.&quot;;&quot;Z&quot;;([.$I347]+2)))" office:value-type="float" office:value="32" calcext:value-type="float">
            <text:p>32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347]+2)))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3" table:formula="of:= INDIRECT(CONCATENATE([.$Y$10];&quot;.&quot;;&quot;W&quot;;([.$I347]+2)))" office:value-type="float" office:value="8" calcext:value-type="float">
            <text:p>8</text:p>
          </table:table-cell>
          <table:table-cell table:style-name="ce22" table:formula="of:= INDIRECT(CONCATENATE([.$Y$10];&quot;.&quot;;&quot;X&quot;;([.$I347]+2)))" office:value-type="float" office:value="9" calcext:value-type="float">
            <text:p>9</text:p>
          </table:table-cell>
          <table:table-cell table:style-name="ce22" table:formula="of:= INDIRECT(CONCATENATE([.$Y$10];&quot;.&quot;;&quot;Y&quot;;([.$I347]+2)))" office:value-type="float" office:value="12" calcext:value-type="float">
            <text:p>12</text:p>
          </table:table-cell>
          <table:table-cell table:style-name="ce33" table:formula="of:= INDIRECT(CONCATENATE([.$Y$10];&quot;.&quot;;&quot;Z&quot;;([.$I347]+2)))" office:value-type="float" office:value="32" calcext:value-type="float">
            <text:p>32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6" table:number-rows-repeated="104820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6" table:style-name="ta1">
        <table:table-column table:style-name="co3" table:number-columns-repeated="2" table:default-cell-style-name="ce43"/>
        <table:table-column table:style-name="co4" table:default-cell-style-name="ce43"/>
        <table:table-column table:style-name="co5" table:default-cell-style-name="ce43"/>
        <table:table-column table:style-name="co6" table:number-columns-repeated="4" table:default-cell-style-name="ce43"/>
        <table:table-column table:style-name="co7" table:number-columns-repeated="2" table:default-cell-style-name="ce43"/>
        <table:table-column table:style-name="co6" table:number-columns-repeated="4" table:default-cell-style-name="ce43"/>
        <table:table-column table:style-name="co8" table:number-columns-repeated="2" table:default-cell-style-name="ce43"/>
        <table:table-column table:style-name="co6" table:number-columns-repeated="4" table:default-cell-style-name="ce43"/>
        <table:table-column table:style-name="co9" table:number-columns-repeated="2" table:default-cell-style-name="ce43"/>
        <table:table-column table:style-name="co6" table:number-columns-repeated="4" table:default-cell-style-name="ce43"/>
        <table:table-column table:style-name="co3" table:number-columns-repeated="998" table:default-cell-style-name="Default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3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3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20" table:style-name="ta1">
        <table:table-column table:style-name="co3" table:number-columns-repeated="2" table:default-cell-style-name="ce43"/>
        <table:table-column table:style-name="co10" table:default-cell-style-name="ce43"/>
        <table:table-column table:style-name="co11" table:default-cell-style-name="ce43"/>
        <table:table-column table:style-name="co10" table:number-columns-repeated="4" table:default-cell-style-name="ce43"/>
        <table:table-column table:style-name="co12" table:default-cell-style-name="ce43"/>
        <table:table-column table:style-name="co12" table:default-cell-style-name="Default"/>
        <table:table-column table:style-name="co10" table:number-columns-repeated="5" table:default-cell-style-name="ce43"/>
        <table:table-column table:style-name="co11" table:default-cell-style-name="ce43"/>
        <table:table-column table:style-name="co10" table:number-columns-repeated="5" table:default-cell-style-name="ce43"/>
        <table:table-column table:style-name="co12" table:default-cell-style-name="ce43"/>
        <table:table-column table:style-name="co10" table:number-columns-repeated="4" table:default-cell-style-name="ce43"/>
        <table:table-column table:style-name="co3" table:number-columns-repeated="998" table:default-cell-style-name="ce43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 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2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4" table:default-cell-style-name="Default"/>
        <table:table-column table:style-name="co17" table:number-columns-repeated="2" table:default-cell-style-name="ce43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3" table:number-columns-repeated="998" table:default-cell-style-name="Default"/>
        <table:table-row table:style-name="ro16">
          <table:table-cell table:style-name="ce43" office:value-type="string" calcext:value-type="string">
            <text:p>TOT</text:p>
          </table:table-cell>
          <table:table-cell table:style-name="ce43"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43"/>
          <table:table-cell table:style-name="ce45" office:value-type="string" calcext:value-type="string" table:number-columns-spanned="1" table:number-rows-spanned="2">
            <text:p>Turno2</text:p>
          </table:table-cell>
          <table:table-cell table:style-name="ce45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4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4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43"/>
          <table:table-cell table:number-columns-repeated="998"/>
        </table:table-row>
        <table:table-row table:style-name="ro16">
          <table:table-cell table:style-name="ce43" office:value-type="string" calcext:value-type="string">
            <text:p>Giocatori</text:p>
          </table:table-cell>
          <table:table-cell table:style-name="ce43" office:value-type="string" calcext:value-type="string">
            <text:p>Giocatore </text:p>
          </table:table-cell>
          <table:covered-table-cell table:number-columns-repeated="2"/>
          <table:table-cell table:style-name="ce43" office:value-type="float" office:value="1.1" calcext:value-type="float">
            <text:p>1.1</text:p>
          </table:table-cell>
          <table:table-cell table:style-name="ce43" office:value-type="float" office:value="1.2" calcext:value-type="float">
            <text:p>1.2</text:p>
          </table:table-cell>
          <table:table-cell table:style-name="ce43" office:value-type="float" office:value="1.3" calcext:value-type="float">
            <text:p>1.3</text:p>
          </table:table-cell>
          <table:table-cell table:style-name="ce43" office:value-type="float" office:value="1.4" calcext:value-type="float">
            <text:p>1.4</text:p>
          </table:table-cell>
          <table:covered-table-cell table:number-columns-repeated="2"/>
          <table:table-cell table:style-name="ce43" office:value-type="float" office:value="2.1" calcext:value-type="float">
            <text:p>2.1</text:p>
          </table:table-cell>
          <table:table-cell table:style-name="ce43" office:value-type="float" office:value="2.2" calcext:value-type="float">
            <text:p>2.2</text:p>
          </table:table-cell>
          <table:table-cell table:style-name="ce43" office:value-type="float" office:value="2.3" calcext:value-type="float">
            <text:p>2.3</text:p>
          </table:table-cell>
          <table:table-cell table:style-name="ce43" office:value-type="float" office:value="2.4" calcext:value-type="float">
            <text:p>2.4</text:p>
          </table:table-cell>
          <table:covered-table-cell table:number-columns-repeated="2"/>
          <table:table-cell table:style-name="ce43" office:value-type="float" office:value="3.1" calcext:value-type="float">
            <text:p>3.1</text:p>
          </table:table-cell>
          <table:table-cell table:style-name="ce43" office:value-type="float" office:value="3.2" calcext:value-type="float">
            <text:p>3.2</text:p>
          </table:table-cell>
          <table:table-cell table:style-name="ce43" office:value-type="float" office:value="3.3" calcext:value-type="float">
            <text:p>3.3</text:p>
          </table:table-cell>
          <table:table-cell table:style-name="ce43" office:value-type="float" office:value="3.4" calcext:value-type="float">
            <text:p>3.4</text:p>
          </table:table-cell>
          <table:covered-table-cell table:number-columns-repeated="2"/>
          <table:table-cell table:style-name="ce43" office:value-type="float" office:value="4.1" calcext:value-type="float">
            <text:p>4.1</text:p>
          </table:table-cell>
          <table:table-cell table:style-name="ce43" office:value-type="float" office:value="4.2" calcext:value-type="float">
            <text:p>4.2</text:p>
          </table:table-cell>
          <table:table-cell table:style-name="ce43" office:value-type="float" office:value="4.3" calcext:value-type="float">
            <text:p>4.3</text:p>
          </table:table-cell>
          <table:table-cell table:style-name="ce43"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style-name="ce43" table:number-columns-repeated="998"/>
        </table:table-row>
        <table:table-row table:style-name="ro16"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table:number-columns-repeated="998"/>
        </table:table-row>
        <table:table-row table:style-name="ro16">
          <table:table-cell table:number-columns-repeated="2"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table:number-columns-repeated="998"/>
        </table:table-row>
        <table:table-row table:style-name="ro16">
          <table:table-cell table:style-name="ce43" table:number-columns-repeated="8"/>
          <table:table-cell table:number-columns-repeated="2"/>
          <table:table-cell table:style-name="ce43" table:number-columns-repeated="16"/>
          <table:table-cell table:number-columns-repeated="998"/>
        </table:table-row>
        <table:table-row table:style-name="ro16">
          <table:table-cell table:style-name="ce43" office:value-type="string" calcext:value-type="string">
            <text:p>Process finished with exit code 0</text:p>
          </table:table-cell>
          <table:table-cell table:style-name="ce43" table:number-columns-repeated="7"/>
          <table:table-cell table:number-columns-repeated="2"/>
          <table:table-cell table:style-name="ce43" table:number-columns-repeated="16"/>
          <table:table-cell table:number-columns-repeated="998"/>
        </table:table-row>
        <table:table-row table:style-name="ro16">
          <table:table-cell table:style-name="ce43" table:number-columns-repeated="8"/>
          <table:table-cell table:number-columns-repeated="2"/>
          <table:table-cell table:style-name="ce43" table:number-columns-repeated="16"/>
          <table:table-cell table:number-columns-repeated="998"/>
        </table:table-row>
        <table:table-row table:style-name="ro16" table:number-rows-repeated="24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6" table:number-rows-repeated="104852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28" table:style-name="ta1"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number-columns-repeated="4" table:default-cell-style-name="ce43"/>
        <table:table-column table:style-name="co17" table:number-columns-repeated="2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3" table:number-columns-repeated="998" table:default-cell-style-name="ce43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1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32" table:style-name="ta1"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number-columns-repeated="4" table:default-cell-style-name="ce43"/>
        <table:table-column table:style-name="co17" table:number-columns-repeated="2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15" table:default-cell-style-name="ce43"/>
        <table:table-column table:style-name="co7" table:default-cell-style-name="ce43"/>
        <table:table-column table:style-name="co16" table:number-columns-repeated="4" table:default-cell-style-name="ce43"/>
        <table:table-column table:style-name="co3" table:number-columns-repeated="998" table:default-cell-style-name="ce43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4" office:value-type="string" calcext:value-type="string" table:number-columns-spanned="1" table:number-rows-spanned="2">
            <text:p>Turno</text:p>
          </table:table-cell>
          <table:table-cell table:style-name="ce44" office:value-type="string" calcext:value-type="string" table:number-columns-spanned="1" table:number-rows-spanned="2">
            <text:p>Tavolo1</text:p>
          </table:table-cell>
          <table:table-cell table:style-name="ce45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2</text:p>
          </table:table-cell>
          <table:table-cell table:style-name="ce44" office:value-type="string" calcext:value-type="string" table:number-columns-spanned="1" table:number-rows-spanned="2">
            <text:p>Tavolo2</text:p>
          </table:table-cell>
          <table:table-cell table:style-name="ce45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3</text:p>
          </table:table-cell>
          <table:table-cell table:style-name="ce44" office:value-type="string" calcext:value-type="string" table:number-columns-spanned="1" table:number-rows-spanned="2">
            <text:p>Tavolo3</text:p>
          </table:table-cell>
          <table:table-cell table:style-name="ce45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2">
            <text:p>Turno4</text:p>
          </table:table-cell>
          <table:table-cell table:style-name="ce44" office:value-type="string" calcext:value-type="string" table:number-columns-spanned="1" table:number-rows-spanned="2">
            <text:p>Tavolo4</text:p>
          </table:table-cell>
          <table:table-cell table:style-name="ce45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/>
          <table:covered-table-cell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998"/>
        </table:table-row>
        <table:table-row table:style-name="ro16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998"/>
        </table:table-row>
      </table:table>
      <table:named-expressions>
        <table:named-range table:name="HTML_1" table:base-cell-address="$Stampe.$A$1" table:cell-range-address=".$A$1:.$G$17"/>
        <table:named-range table:name="HTML_all" table:base-cell-address="$Stampe.$A$1" table:cell-range-address=".$A$1:.$G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50.4pt" fo:margin-bottom="50.4pt" fo:margin-left="50.4pt" fo:margin-right="50.4pt" style:shadow="none" fo:background-color="transparent" style:writing-mode="lr-tb">
        <style:background-image/>
      </style:page-layout-properties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20:35:15.64088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0T21:07:30.191141180</dc:date>
    <meta:editing-duration>PT5H53M7S</meta:editing-duration>
    <meta:editing-cycles>30</meta:editing-cycles>
    <meta:document-statistic meta:table-count="6" meta:cell-count="5150" meta:object-count="0"/>
  </office:meta>
</office:document-meta>
</file>